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75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number:number-style style:name="N5002" number:language="it" number:country="IT">
      <number:number number:decimal-places="2" number:min-integer-digits="1"/>
    </number:number-style>
    <number:number-style style:name="N5003" number:language="it" number:country="IT">
      <number:number number:decimal-places="0" number:min-integer-digits="1" number:grouping="true"/>
    </number:number-style>
    <style:style style:name="ce1" style:family="table-cell" style:parent-style-name="Excel_20_Built-in_20_Normal" style:data-style-name="N5003"/>
    <style:style style:name="ce2" style:family="table-cell" style:parent-style-name="Excel_20_Built-in_20_Normal" style:data-style-name="N5002"/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ce2"/>
        <table:table-column table:style-name="co5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7" table:number-columns-repeated="2" table:default-cell-style-name="Excel_20_Built-in_20_Normal"/>
        <table:table-column table:style-name="co10" table:default-cell-style-name="Excel_20_Built-in_20_Normal"/>
        <table:table-column table:style-name="co7" table:number-columns-repeated="1010" table:default-cell-style-name="Excel_20_Built-in_20_Normal"/>
        <table:table-row table:style-name="ro1">
          <table:table-cell/>
          <table:table-cell table:style-name="ce1"/>
          <table:table-cell table:number-columns-repeated="3"/>
          <table:table-cell office:value-type="string">
            <text:p>max rs/ro</text:p>
          </table:table-cell>
          <table:table-cell office:value-type="float" office:value="10">
            <text:p>10</text:p>
          </table:table-cell>
          <table:table-cell table:formula="of:=POWER([.$G$1]/[.$K$7]; 1/[.$K$8])" office:value-type="float" office:value="2.42787729543805">
            <text:p>2,427877295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min rs/ro</text:p>
          </table:table-cell>
          <table:table-cell office:value-type="float" office:value="2000">
            <text:p>2000</text:p>
          </table:table-cell>
          <table:table-cell table:formula="of:=POWER([.$G$2]/[.$K$7]; 1/[.$K$8])" office:value-type="float" office:value="0.358294751411403">
            <text:p>0,358294751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c</text:p>
          </table:table-cell>
          <table:table-cell office:value-type="string">
            <text:p>rs</text:p>
          </table:table-cell>
          <table:table-cell/>
          <table:table-cell office:value-type="string">
            <text:p>rs/ro</text:p>
          </table:table-cell>
          <table:table-cell office:value-type="string">
            <text:p>sf * ((rs/ro) ^ exp)</text:p>
          </table:table-cell>
          <table:table-cell table:number-columns-repeated="4"/>
          <table:table-cell table:style-name="ce3" office:value-type="string">
            <text:p>adcres</text:p>
          </table:table-cell>
          <table:table-cell table:style-name="ce2" office:value-type="float" office:value="22000">
            <text:p>22000,00</text:p>
          </table:table-cell>
          <table:table-cell/>
          <table:table-cell table:style-name="ce3" office:value-type="string">
            <text:p>ro finder</text:p>
          </table:table-cell>
          <table:table-cell table:formula="of:=[.$N$7] * EXP( LN([.$K$7]/[.$N$6]) / [.$K$8] )" office:value-type="float" office:value="41463.8488906122">
            <text:p>41463,8488906122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formula="of:=1024*[.$K$5]/[.A6]-[.$K$5]" office:value-type="float" office:value="22506000">
            <text:p>22506000</text:p>
          </table:table-cell>
          <table:table-cell/>
          <table:table-cell table:formula="of:=[.B6]/[.$K$6]" office:value-type="float" office:value="538.898067667553">
            <text:p>538,90</text:p>
          </table:table-cell>
          <table:table-cell table:formula="of:=[.$K$7]*POWER([.B6]/[.$K$6];[.$K$8])" office:value-type="float" office:value="0.00000318470487882622">
            <text:p>3,18470487882622E-006</text:p>
          </table:table-cell>
          <table:table-cell table:number-columns-repeated="4"/>
          <table:table-cell office:value-type="string">
            <text:p>ro</text:p>
          </table:table-cell>
          <table:table-cell table:style-name="ce2" office:value-type="float" office:value="41763">
            <text:p>41763,00</text:p>
          </table:table-cell>
          <table:table-cell/>
          <table:table-cell office:value-type="string">
            <text:p>ppm set</text:p>
          </table:table-cell>
          <table:table-cell office:value-type="float" office:value="392">
            <text:p>392</text:p>
          </table:table-cell>
          <table:table-cell table:number-columns-repeated="1010"/>
        </table:table-row>
        <table:table-row table:style-name="ro2">
          <table:table-cell table:formula="of:=[.A6]+10" office:value-type="float" office:value="11">
            <text:p>11</text:p>
          </table:table-cell>
          <table:table-cell table:formula="of:=1024*[.$K$5]/[.A7]-[.$K$5]" office:value-type="float" office:value="2026000">
            <text:p>2026000</text:p>
          </table:table-cell>
          <table:table-cell/>
          <table:table-cell table:formula="of:=[.B7]/[.$K$6]" office:value-type="float" office:value="48.5118406244762">
            <text:p>48,51</text:p>
          </table:table-cell>
          <table:table-cell table:formula="of:=[.$K$7]*POWER([.B7]/[.$K$6];[.$K$8])" office:value-type="float" office:value="0.00250342775286358">
            <text:p>0,0025034278</text:p>
          </table:table-cell>
          <table:table-cell table:number-columns-repeated="4"/>
          <table:table-cell office:value-type="string">
            <text:p>sf</text:p>
          </table:table-cell>
          <table:table-cell office:value-type="float" office:value="116.6020682">
            <text:p>116,6020682</text:p>
          </table:table-cell>
          <table:table-cell/>
          <table:table-cell office:value-type="string">
            <text:p>rs read</text:p>
          </table:table-cell>
          <table:table-cell office:value-type="float" office:value="26761">
            <text:p>26761</text:p>
          </table:table-cell>
          <table:table-cell table:number-columns-repeated="1010"/>
        </table:table-row>
        <table:table-row table:style-name="ro2">
          <table:table-cell table:formula="of:=[.A7]+10" office:value-type="float" office:value="21">
            <text:p>21</text:p>
          </table:table-cell>
          <table:table-cell table:formula="of:=1024*[.$K$5]/[.A8]-[.$K$5]" office:value-type="float" office:value="1050761.9047619">
            <text:p>1050761,9047619</text:p>
          </table:table-cell>
          <table:table-cell/>
          <table:table-cell table:formula="of:=[.B8]/[.$K$6]" office:value-type="float" office:value="25.1601155271869">
            <text:p>25,16</text:p>
          </table:table-cell>
          <table:table-cell table:formula="of:=[.$K$7]*POWER([.B8]/[.$K$6];[.$K$8])" office:value-type="float" office:value="0.0154199921997719">
            <text:p>0,0154199922</text:p>
          </table:table-cell>
          <table:table-cell table:number-columns-repeated="4"/>
          <table:table-cell office:value-type="string">
            <text:p>exp</text:p>
          </table:table-cell>
          <table:table-cell office:value-type="float" office:value="-2.769034857">
            <text:p>-2,769034857</text:p>
          </table:table-cell>
          <table:table-cell table:number-columns-repeated="1013"/>
        </table:table-row>
        <table:table-row table:style-name="ro1">
          <table:table-cell table:formula="of:=[.A8]+10" office:value-type="float" office:value="31">
            <text:p>31</text:p>
          </table:table-cell>
          <table:table-cell table:formula="of:=1024*[.$K$5]/[.A9]-[.$K$5]" office:value-type="float" office:value="704709.677419355">
            <text:p>704709,677419355</text:p>
          </table:table-cell>
          <table:table-cell/>
          <table:table-cell table:formula="of:=[.B9]/[.$K$6]" office:value-type="float" office:value="16.8740195249229">
            <text:p>16,87</text:p>
          </table:table-cell>
          <table:table-cell table:formula="of:=[.$K$7]*POWER([.B9]/[.$K$6];[.$K$8])" office:value-type="float" office:value="0.0466117404048017">
            <text:p>0,0466117404</text:p>
          </table:table-cell>
          <table:table-cell table:number-columns-repeated="1019"/>
        </table:table-row>
        <table:table-row table:style-name="ro1">
          <table:table-cell table:formula="of:=[.A9]+10" office:value-type="float" office:value="41">
            <text:p>41</text:p>
          </table:table-cell>
          <table:table-cell table:formula="of:=1024*[.$K$5]/[.A10]-[.$K$5]" office:value-type="float" office:value="527463.414634146">
            <text:p>527463,414634146</text:p>
          </table:table-cell>
          <table:table-cell/>
          <table:table-cell table:formula="of:=[.B10]/[.$K$6]" office:value-type="float" office:value="12.6299215725438">
            <text:p>12,63</text:p>
          </table:table-cell>
          <table:table-cell table:formula="of:=[.$K$7]*POWER([.B10]/[.$K$6];[.$K$8])" office:value-type="float" office:value="0.103965549166811">
            <text:p>0,1039655492</text:p>
          </table:table-cell>
          <table:table-cell table:number-columns-repeated="1019"/>
        </table:table-row>
        <table:table-row table:style-name="ro1">
          <table:table-cell table:formula="of:=[.A10]+10" office:value-type="float" office:value="51">
            <text:p>51</text:p>
          </table:table-cell>
          <table:table-cell table:formula="of:=1024*[.$K$5]/[.A11]-[.$K$5]" office:value-type="float" office:value="419725.490196078">
            <text:p>419725,490196078</text:p>
          </table:table-cell>
          <table:table-cell/>
          <table:table-cell table:formula="of:=[.B11]/[.$K$6]" office:value-type="float" office:value="10.0501757583526">
            <text:p>10,05</text:p>
          </table:table-cell>
          <table:table-cell table:formula="of:=[.$K$7]*POWER([.B11]/[.$K$6];[.$K$8])" office:value-type="float" office:value="0.195727777741178">
            <text:p>0,1957277777</text:p>
          </table:table-cell>
          <table:table-cell table:number-columns-repeated="1019"/>
        </table:table-row>
        <table:table-row table:style-name="ro1">
          <table:table-cell table:formula="of:=[.A11]+10" office:value-type="float" office:value="61">
            <text:p>61</text:p>
          </table:table-cell>
          <table:table-cell table:formula="of:=1024*[.$K$5]/[.A12]-[.$K$5]" office:value-type="float" office:value="347311.475409836">
            <text:p>347311,475409836</text:p>
          </table:table-cell>
          <table:table-cell/>
          <table:table-cell table:formula="of:=[.B12]/[.$K$6]" office:value-type="float" office:value="8.31624824389618">
            <text:p>8,32</text:p>
          </table:table-cell>
          <table:table-cell table:formula="of:=[.$K$7]*POWER([.B12]/[.$K$6];[.$K$8])" office:value-type="float" office:value="0.330670226809942">
            <text:p>0,3306702268</text:p>
          </table:table-cell>
          <table:table-cell table:number-columns-repeated="1019"/>
        </table:table-row>
        <table:table-row table:style-name="ro1">
          <table:table-cell table:formula="of:=[.A12]+10" office:value-type="float" office:value="71">
            <text:p>71</text:p>
          </table:table-cell>
          <table:table-cell table:formula="of:=1024*[.$K$5]/[.A13]-[.$K$5]" office:value-type="float" office:value="295295.774647887">
            <text:p>295295,774647887</text:p>
          </table:table-cell>
          <table:table-cell/>
          <table:table-cell table:formula="of:=[.B13]/[.$K$6]" office:value-type="float" office:value="7.07075101520215">
            <text:p>7,07</text:p>
          </table:table-cell>
          <table:table-cell table:formula="of:=[.$K$7]*POWER([.B13]/[.$K$6];[.$K$8])" office:value-type="float" office:value="0.518210908759818">
            <text:p>0,5182109088</text:p>
          </table:table-cell>
          <table:table-cell table:number-columns-repeated="1019"/>
        </table:table-row>
        <table:table-row table:style-name="ro1">
          <table:table-cell table:formula="of:=[.A13]+10" office:value-type="float" office:value="81">
            <text:p>81</text:p>
          </table:table-cell>
          <table:table-cell table:formula="of:=1024*[.$K$5]/[.A14]-[.$K$5]" office:value-type="float" office:value="256123.456790123">
            <text:p>256123,456790123</text:p>
          </table:table-cell>
          <table:table-cell/>
          <table:table-cell table:formula="of:=[.B14]/[.$K$6]" office:value-type="float" office:value="6.13278396643257">
            <text:p>6,13</text:p>
          </table:table-cell>
          <table:table-cell table:formula="of:=[.$K$7]*POWER([.B14]/[.$K$6];[.$K$8])" office:value-type="float" office:value="0.768519196081575">
            <text:p>0,7685191961</text:p>
          </table:table-cell>
          <table:table-cell table:number-columns-repeated="1019"/>
        </table:table-row>
        <table:table-row table:style-name="ro1">
          <table:table-cell table:formula="of:=[.A14]+10" office:value-type="float" office:value="91">
            <text:p>91</text:p>
          </table:table-cell>
          <table:table-cell table:formula="of:=1024*[.$K$5]/[.A15]-[.$K$5]" office:value-type="float" office:value="225560.43956044">
            <text:p>225560,43956044</text:p>
          </table:table-cell>
          <table:table-cell/>
          <table:table-cell table:formula="of:=[.B15]/[.$K$6]" office:value-type="float" office:value="5.40096352178818">
            <text:p>5,40</text:p>
          </table:table-cell>
          <table:table-cell table:formula="of:=[.$K$7]*POWER([.B15]/[.$K$6];[.$K$8])" office:value-type="float" office:value="1.0926167326336">
            <text:p>1,0926167326</text:p>
          </table:table-cell>
          <table:table-cell table:number-columns-repeated="1019"/>
        </table:table-row>
        <table:table-row table:style-name="ro1">
          <table:table-cell table:formula="of:=[.A15]+10" office:value-type="float" office:value="101">
            <text:p>101</text:p>
          </table:table-cell>
          <table:table-cell table:formula="of:=1024*[.$K$5]/[.A16]-[.$K$5]" office:value-type="float" office:value="201049.504950495">
            <text:p>201049,504950495</text:p>
          </table:table-cell>
          <table:table-cell/>
          <table:table-cell table:formula="of:=[.B16]/[.$K$6]" office:value-type="float" office:value="4.81405801667732">
            <text:p>4,81</text:p>
          </table:table-cell>
          <table:table-cell table:formula="of:=[.$K$7]*POWER([.B16]/[.$K$6];[.$K$8])" office:value-type="float" office:value="1.5024797196699">
            <text:p>1,5024797197</text:p>
          </table:table-cell>
          <table:table-cell table:number-columns-repeated="1019"/>
        </table:table-row>
        <table:table-row table:style-name="ro1">
          <table:table-cell table:formula="of:=[.A16]+10" office:value-type="float" office:value="111">
            <text:p>111</text:p>
          </table:table-cell>
          <table:table-cell table:formula="of:=1024*[.$K$5]/[.A17]-[.$K$5]" office:value-type="float" office:value="180954.954954955">
            <text:p>180954,954954955</text:p>
          </table:table-cell>
          <table:table-cell/>
          <table:table-cell table:formula="of:=[.B17]/[.$K$6]" office:value-type="float" office:value="4.33290125122608">
            <text:p>4,33</text:p>
          </table:table-cell>
          <table:table-cell table:formula="of:=[.$K$7]*POWER([.B17]/[.$K$6];[.$K$8])" office:value-type="float" office:value="2.01114592876568">
            <text:p>2,0111459288</text:p>
          </table:table-cell>
          <table:table-cell table:number-columns-repeated="1019"/>
        </table:table-row>
        <table:table-row table:style-name="ro1">
          <table:table-cell table:formula="of:=[.A17]+10" office:value-type="float" office:value="121">
            <text:p>121</text:p>
          </table:table-cell>
          <table:table-cell table:formula="of:=1024*[.$K$5]/[.A18]-[.$K$5]" office:value-type="float" office:value="164181.818181818">
            <text:p>164181,818181818</text:p>
          </table:table-cell>
          <table:table-cell/>
          <table:table-cell table:formula="of:=[.B18]/[.$K$6]" office:value-type="float" office:value="3.93127452965108">
            <text:p>3,93</text:p>
          </table:table-cell>
          <table:table-cell table:formula="of:=[.$K$7]*POWER([.B18]/[.$K$6];[.$K$8])" office:value-type="float" office:value="2.63282880755053">
            <text:p>2,6328288076</text:p>
          </table:table-cell>
          <table:table-cell table:number-columns-repeated="1019"/>
        </table:table-row>
        <table:table-row table:style-name="ro1">
          <table:table-cell table:formula="of:=[.A18]+10" office:value-type="float" office:value="131">
            <text:p>131</text:p>
          </table:table-cell>
          <table:table-cell table:formula="of:=1024*[.$K$5]/[.A19]-[.$K$5]" office:value-type="float" office:value="149969.465648855">
            <text:p>149969,465648855</text:p>
          </table:table-cell>
          <table:table-cell/>
          <table:table-cell table:formula="of:=[.B19]/[.$K$6]" office:value-type="float" office:value="3.59096486480509">
            <text:p>3,59</text:p>
          </table:table-cell>
          <table:table-cell table:formula="of:=[.$K$7]*POWER([.B19]/[.$K$6];[.$K$8])" office:value-type="float" office:value="3.38304060226752">
            <text:p>3,3830406023</text:p>
          </table:table-cell>
          <table:table-cell table:number-columns-repeated="1019"/>
        </table:table-row>
        <table:table-row table:style-name="ro1">
          <table:table-cell table:formula="of:=[.A19]+10" office:value-type="float" office:value="141">
            <text:p>141</text:p>
          </table:table-cell>
          <table:table-cell table:formula="of:=1024*[.$K$5]/[.A20]-[.$K$5]" office:value-type="float" office:value="137773.04964539">
            <text:p>137773,04964539</text:p>
          </table:table-cell>
          <table:table-cell/>
          <table:table-cell table:formula="of:=[.B20]/[.$K$6]" office:value-type="float" office:value="3.29892607440534">
            <text:p>3,30</text:p>
          </table:table-cell>
          <table:table-cell table:formula="of:=[.$K$7]*POWER([.B20]/[.$K$6];[.$K$8])" office:value-type="float" office:value="4.27872624407413">
            <text:p>4,2787262441</text:p>
          </table:table-cell>
          <table:table-cell table:number-columns-repeated="1019"/>
        </table:table-row>
        <table:table-row table:style-name="ro1">
          <table:table-cell table:formula="of:=[.A20]+10" office:value-type="float" office:value="151">
            <text:p>151</text:p>
          </table:table-cell>
          <table:table-cell table:formula="of:=1024*[.$K$5]/[.A21]-[.$K$5]" office:value-type="float" office:value="127192.052980132">
            <text:p>127192,052980132</text:p>
          </table:table-cell>
          <table:table-cell/>
          <table:table-cell table:formula="of:=[.B21]/[.$K$6]" office:value-type="float" office:value="3.04556791849562">
            <text:p>3,05</text:p>
          </table:table-cell>
          <table:table-cell table:formula="of:=[.$K$7]*POWER([.B21]/[.$K$6];[.$K$8])" office:value-type="float" office:value="5.33840971382876">
            <text:p>5,3384097138</text:p>
          </table:table-cell>
          <table:table-cell table:number-columns-repeated="1019"/>
        </table:table-row>
        <table:table-row table:style-name="ro1">
          <table:table-cell table:formula="of:=[.A21]+10" office:value-type="float" office:value="161">
            <text:p>161</text:p>
          </table:table-cell>
          <table:table-cell table:formula="of:=1024*[.$K$5]/[.A22]-[.$K$5]" office:value-type="float" office:value="117925.465838509">
            <text:p>117925,465838509</text:p>
          </table:table-cell>
          <table:table-cell/>
          <table:table-cell table:formula="of:=[.B22]/[.$K$6]" office:value-type="float" office:value="2.82368282543183">
            <text:p>2,82</text:p>
          </table:table-cell>
          <table:table-cell table:formula="of:=[.$K$7]*POWER([.B22]/[.$K$6];[.$K$8])" office:value-type="float" office:value="6.58235465746572">
            <text:p>6,5823546575</text:p>
          </table:table-cell>
          <table:table-cell table:number-columns-repeated="1019"/>
        </table:table-row>
        <table:table-row table:style-name="ro1">
          <table:table-cell table:formula="of:=[.A22]+10" office:value-type="float" office:value="171">
            <text:p>171</text:p>
          </table:table-cell>
          <table:table-cell table:formula="of:=1024*[.$K$5]/[.A23]-[.$K$5]" office:value-type="float" office:value="109742.69005848">
            <text:p>109742,69005848</text:p>
          </table:table-cell>
          <table:table-cell/>
          <table:table-cell table:formula="of:=[.B23]/[.$K$6]" office:value-type="float" office:value="2.62774920524099">
            <text:p>2,63</text:p>
          </table:table-cell>
          <table:table-cell table:formula="of:=[.$K$7]*POWER([.B23]/[.$K$6];[.$K$8])" office:value-type="float" office:value="8.03274114434751">
            <text:p>8,0327411443</text:p>
          </table:table-cell>
          <table:table-cell table:number-columns-repeated="1019"/>
        </table:table-row>
        <table:table-row table:style-name="ro1">
          <table:table-cell table:formula="of:=[.A23]+10" office:value-type="float" office:value="181">
            <text:p>181</text:p>
          </table:table-cell>
          <table:table-cell table:formula="of:=1024*[.$K$5]/[.A24]-[.$K$5]" office:value-type="float" office:value="102464.08839779">
            <text:p>102464,08839779</text:p>
          </table:table-cell>
          <table:table-cell/>
          <table:table-cell table:formula="of:=[.B24]/[.$K$6]" office:value-type="float" office:value="2.45346570882815">
            <text:p>2,45</text:p>
          </table:table-cell>
          <table:table-cell table:formula="of:=[.$K$7]*POWER([.B24]/[.$K$6];[.$K$8])" office:value-type="float" office:value="9.71386063163589">
            <text:p>9,7138606316</text:p>
          </table:table-cell>
          <table:table-cell table:number-columns-repeated="1019"/>
        </table:table-row>
        <table:table-row table:style-name="ro1">
          <table:table-cell table:formula="of:=[.A24]+10" office:value-type="float" office:value="191">
            <text:p>191</text:p>
          </table:table-cell>
          <table:table-cell table:formula="of:=1024*[.$K$5]/[.A25]-[.$K$5]" office:value-type="float" office:value="95947.6439790576">
            <text:p>95947,6439790576</text:p>
          </table:table-cell>
          <table:table-cell/>
          <table:table-cell table:formula="of:=[.B25]/[.$K$6]" office:value-type="float" office:value="2.29743179319152">
            <text:p>2,30</text:p>
          </table:table-cell>
          <table:table-cell table:formula="of:=[.$K$7]*POWER([.B25]/[.$K$6];[.$K$8])" office:value-type="float" office:value="11.6523314136324">
            <text:p>11,6523314136</text:p>
          </table:table-cell>
          <table:table-cell table:number-columns-repeated="1019"/>
        </table:table-row>
        <table:table-row table:style-name="ro1">
          <table:table-cell table:formula="of:=[.A25]+10" office:value-type="float" office:value="201">
            <text:p>201</text:p>
          </table:table-cell>
          <table:table-cell table:formula="of:=1024*[.$K$5]/[.A26]-[.$K$5]" office:value-type="float" office:value="90079.6019900498">
            <text:p>90079,6019900498</text:p>
          </table:table-cell>
          <table:table-cell/>
          <table:table-cell table:formula="of:=[.B26]/[.$K$6]" office:value-type="float" office:value="2.15692364030481">
            <text:p>2,16</text:p>
          </table:table-cell>
          <table:table-cell table:formula="of:=[.$K$7]*POWER([.B26]/[.$K$6];[.$K$8])" office:value-type="float" office:value="13.8773370954411">
            <text:p>13,8773370954</text:p>
          </table:table-cell>
          <table:table-cell table:number-columns-repeated="1019"/>
        </table:table-row>
        <table:table-row table:style-name="ro1">
          <table:table-cell table:formula="of:=[.A26]+10" office:value-type="float" office:value="211">
            <text:p>211</text:p>
          </table:table-cell>
          <table:table-cell table:formula="of:=1024*[.$K$5]/[.A27]-[.$K$5]" office:value-type="float" office:value="84767.7725118483">
            <text:p>84767,7725118483</text:p>
          </table:table-cell>
          <table:table-cell/>
          <table:table-cell table:formula="of:=[.B27]/[.$K$6]" office:value-type="float" office:value="2.02973379574859">
            <text:p>2,03</text:p>
          </table:table-cell>
          <table:table-cell table:formula="of:=[.$K$7]*POWER([.B27]/[.$K$6];[.$K$8])" office:value-type="float" office:value="16.4208909372677">
            <text:p>16,4208909373</text:p>
          </table:table-cell>
          <table:table-cell table:number-columns-repeated="1019"/>
        </table:table-row>
        <table:table-row table:style-name="ro1">
          <table:table-cell table:formula="of:=[.A27]+10" office:value-type="float" office:value="221">
            <text:p>221</text:p>
          </table:table-cell>
          <table:table-cell table:formula="of:=1024*[.$K$5]/[.A28]-[.$K$5]" office:value-type="float" office:value="79936.6515837104">
            <text:p>79936,6515837104</text:p>
          </table:table-cell>
          <table:table-cell/>
          <table:table-cell table:formula="of:=[.B28]/[.$K$6]" office:value-type="float" office:value="1.91405434436488">
            <text:p>1,91</text:p>
          </table:table-cell>
          <table:table-cell table:formula="of:=[.$K$7]*POWER([.B28]/[.$K$6];[.$K$8])" office:value-type="float" office:value="19.318129273351">
            <text:p>19,3181292734</text:p>
          </table:table-cell>
          <table:table-cell table:number-columns-repeated="1019"/>
        </table:table-row>
        <table:table-row table:style-name="ro1">
          <table:table-cell table:formula="of:=[.A28]+10" office:value-type="float" office:value="231">
            <text:p>231</text:p>
          </table:table-cell>
          <table:table-cell table:formula="of:=1024*[.$K$5]/[.A29]-[.$K$5]" office:value-type="float" office:value="75523.8095238095">
            <text:p>75523,8095238095</text:p>
          </table:table-cell>
          <table:table-cell/>
          <table:table-cell table:formula="of:=[.B29]/[.$K$6]" office:value-type="float" office:value="1.80839042989751">
            <text:p>1,81</text:p>
          </table:table-cell>
          <table:table-cell table:formula="of:=[.$K$7]*POWER([.B29]/[.$K$6];[.$K$8])" office:value-type="float" office:value="22.6076376238724">
            <text:p>22,6076376239</text:p>
          </table:table-cell>
          <table:table-cell table:number-columns-repeated="1019"/>
        </table:table-row>
        <table:table-row table:style-name="ro1">
          <table:table-cell table:formula="of:=[.A29]+10" office:value-type="float" office:value="241">
            <text:p>241</text:p>
          </table:table-cell>
          <table:table-cell table:formula="of:=1024*[.$K$5]/[.A30]-[.$K$5]" office:value-type="float" office:value="71477.1784232365">
            <text:p>71477,1784232365</text:p>
          </table:table-cell>
          <table:table-cell/>
          <table:table-cell table:formula="of:=[.B30]/[.$K$6]" office:value-type="float" office:value="1.71149530501249">
            <text:p>1,71</text:p>
          </table:table-cell>
          <table:table-cell table:formula="of:=[.$K$7]*POWER([.B30]/[.$K$6];[.$K$8])" office:value-type="float" office:value="26.3318135968368">
            <text:p>26,3318135968</text:p>
          </table:table-cell>
          <table:table-cell table:number-columns-repeated="1019"/>
        </table:table-row>
        <table:table-row table:style-name="ro1">
          <table:table-cell table:formula="of:=[.A30]+10" office:value-type="float" office:value="251">
            <text:p>251</text:p>
          </table:table-cell>
          <table:table-cell table:formula="of:=1024*[.$K$5]/[.A31]-[.$K$5]" office:value-type="float" office:value="67752.9880478088">
            <text:p>67752,9880478088</text:p>
          </table:table-cell>
          <table:table-cell/>
          <table:table-cell table:formula="of:=[.B31]/[.$K$6]" office:value-type="float" office:value="1.62232090720994">
            <text:p>1,62</text:p>
          </table:table-cell>
          <table:table-cell table:formula="of:=[.$K$7]*POWER([.B31]/[.$K$6];[.$K$8])" office:value-type="float" office:value="30.5372712292788">
            <text:p>30,5372712293</text:p>
          </table:table-cell>
          <table:table-cell table:number-columns-repeated="1019"/>
        </table:table-row>
        <table:table-row table:style-name="ro1">
          <table:table-cell table:formula="of:=[.A31]+10" office:value-type="float" office:value="261">
            <text:p>261</text:p>
          </table:table-cell>
          <table:table-cell table:formula="of:=1024*[.$K$5]/[.A32]-[.$K$5]" office:value-type="float" office:value="64314.1762452107">
            <text:p>64314,1762452107</text:p>
          </table:table-cell>
          <table:table-cell/>
          <table:table-cell table:formula="of:=[.B32]/[.$K$6]" office:value-type="float" office:value="1.53997979659533">
            <text:p>1,54</text:p>
          </table:table-cell>
          <table:table-cell table:formula="of:=[.$K$7]*POWER([.B32]/[.$K$6];[.$K$8])" office:value-type="float" office:value="35.2752920545478">
            <text:p>35,2752920545</text:p>
          </table:table-cell>
          <table:table-cell table:number-columns-repeated="1019"/>
        </table:table-row>
        <table:table-row table:style-name="ro1">
          <table:table-cell table:formula="of:=[.A32]+10" office:value-type="float" office:value="271">
            <text:p>271</text:p>
          </table:table-cell>
          <table:table-cell table:formula="of:=1024*[.$K$5]/[.A33]-[.$K$5]" office:value-type="float" office:value="61129.1512915129">
            <text:p>61129,1512915129</text:p>
          </table:table-cell>
          <table:table-cell/>
          <table:table-cell table:formula="of:=[.B33]/[.$K$6]" office:value-type="float" office:value="1.46371552071242">
            <text:p>1,46</text:p>
          </table:table-cell>
          <table:table-cell table:formula="of:=[.$K$7]*POWER([.B33]/[.$K$6];[.$K$8])" office:value-type="float" office:value="40.6023289184401">
            <text:p>40,6023289184</text:p>
          </table:table-cell>
          <table:table-cell table:number-columns-repeated="1019"/>
        </table:table-row>
        <table:table-row table:style-name="ro1">
          <table:table-cell table:formula="of:=[.A33]+10" office:value-type="float" office:value="281">
            <text:p>281</text:p>
          </table:table-cell>
          <table:table-cell table:formula="of:=1024*[.$K$5]/[.A34]-[.$K$5]" office:value-type="float" office:value="58170.8185053381">
            <text:p>58170,8185053381</text:p>
          </table:table-cell>
          <table:table-cell/>
          <table:table-cell table:formula="of:=[.B34]/[.$K$6]" office:value-type="float" office:value="1.39287930716994">
            <text:p>1,39</text:p>
          </table:table-cell>
          <table:table-cell table:formula="of:=[.$K$7]*POWER([.B34]/[.$K$6];[.$K$8])" office:value-type="float" office:value="46.5805694176974">
            <text:p>46,5805694177</text:p>
          </table:table-cell>
          <table:table-cell table:number-columns-repeated="1019"/>
        </table:table-row>
        <table:table-row table:style-name="ro1">
          <table:table-cell table:formula="of:=[.A34]+10" office:value-type="float" office:value="291">
            <text:p>291</text:p>
          </table:table-cell>
          <table:table-cell table:formula="of:=1024*[.$K$5]/[.A35]-[.$K$5]" office:value-type="float" office:value="55415.8075601375">
            <text:p>55415,8075601375</text:p>
          </table:table-cell>
          <table:table-cell/>
          <table:table-cell table:formula="of:=[.B35]/[.$K$6]" office:value-type="float" office:value="1.32691156191216">
            <text:p>1,33</text:p>
          </table:table-cell>
          <table:table-cell table:formula="of:=[.$K$7]*POWER([.B35]/[.$K$6];[.$K$8])" office:value-type="float" office:value="53.2785668190617">
            <text:p>53,2785668191</text:p>
          </table:table-cell>
          <table:table-cell table:number-columns-repeated="1019"/>
        </table:table-row>
        <table:table-row table:style-name="ro1">
          <table:table-cell table:formula="of:=[.A35]+10" office:value-type="float" office:value="301">
            <text:p>301</text:p>
          </table:table-cell>
          <table:table-cell table:formula="of:=1024*[.$K$5]/[.A36]-[.$K$5]" office:value-type="float" office:value="52843.853820598">
            <text:p>52843,853820598</text:p>
          </table:table-cell>
          <table:table-cell/>
          <table:table-cell table:formula="of:=[.B36]/[.$K$6]" office:value-type="float" office:value="1.26532705554194">
            <text:p>1,27</text:p>
          </table:table-cell>
          <table:table-cell table:formula="of:=[.$K$7]*POWER([.B36]/[.$K$6];[.$K$8])" office:value-type="float" office:value="60.7719474584557">
            <text:p>60,7719474585</text:p>
          </table:table-cell>
          <table:table-cell table:number-columns-repeated="1019"/>
        </table:table-row>
        <table:table-row table:style-name="ro1">
          <table:table-cell table:formula="of:=[.A36]+10" office:value-type="float" office:value="311">
            <text:p>311</text:p>
          </table:table-cell>
          <table:table-cell table:formula="of:=1024*[.$K$5]/[.A37]-[.$K$5]" office:value-type="float" office:value="50437.2990353698">
            <text:p>50437,2990353698</text:p>
          </table:table-cell>
          <table:table-cell/>
          <table:table-cell table:formula="of:=[.B37]/[.$K$6]" office:value-type="float" office:value="1.20770296758781">
            <text:p>1,21</text:p>
          </table:table-cell>
          <table:table-cell table:formula="of:=[.$K$7]*POWER([.B37]/[.$K$6];[.$K$8])" office:value-type="float" office:value="69.1442049450585">
            <text:p>69,1442049451</text:p>
          </table:table-cell>
          <table:table-cell table:number-columns-repeated="1019"/>
        </table:table-row>
        <table:table-row table:style-name="ro1">
          <table:table-cell table:formula="of:=[.A37]+10" office:value-type="float" office:value="321">
            <text:p>321</text:p>
          </table:table-cell>
          <table:table-cell table:formula="of:=1024*[.$K$5]/[.A38]-[.$K$5]" office:value-type="float" office:value="48180.6853582555">
            <text:p>48180,6853582555</text:p>
          </table:table-cell>
          <table:table-cell/>
          <table:table-cell table:formula="of:=[.B38]/[.$K$6]" office:value-type="float" office:value="1.15366916548752">
            <text:p>1,15</text:p>
          </table:table-cell>
          <table:table-cell table:formula="of:=[.$K$7]*POWER([.B38]/[.$K$6];[.$K$8])" office:value-type="float" office:value="78.4875930363671">
            <text:p>78,4875930364</text:p>
          </table:table-cell>
          <table:table-cell table:number-columns-repeated="1019"/>
        </table:table-row>
        <table:table-row table:style-name="ro1">
          <table:table-cell table:formula="of:=[.A38]+10" office:value-type="float" office:value="331">
            <text:p>331</text:p>
          </table:table-cell>
          <table:table-cell table:formula="of:=1024*[.$K$5]/[.A39]-[.$K$5]" office:value-type="float" office:value="46060.4229607251">
            <text:p>46060,4229607251</text:p>
          </table:table-cell>
          <table:table-cell/>
          <table:table-cell table:formula="of:=[.B39]/[.$K$6]" office:value-type="float" office:value="1.10290024568937">
            <text:p>1,10</text:p>
          </table:table-cell>
          <table:table-cell table:formula="of:=[.$K$7]*POWER([.B39]/[.$K$6];[.$K$8])" office:value-type="float" office:value="88.9041308463384">
            <text:p>88,9041308463</text:p>
          </table:table-cell>
          <table:table-cell table:number-columns-repeated="1019"/>
        </table:table-row>
        <table:table-row table:style-name="ro1">
          <table:table-cell table:formula="of:=[.A39]+10" office:value-type="float" office:value="341">
            <text:p>341</text:p>
          </table:table-cell>
          <table:table-cell table:formula="of:=1024*[.$K$5]/[.A40]-[.$K$5]" office:value-type="float" office:value="44064.5161290323">
            <text:p>44064,5161290323</text:p>
          </table:table-cell>
          <table:table-cell/>
          <table:table-cell table:formula="of:=[.B40]/[.$K$6]" office:value-type="float" office:value="1.05510897514624">
            <text:p>1,06</text:p>
          </table:table-cell>
          <table:table-cell table:formula="of:=[.$K$7]*POWER([.B40]/[.$K$6];[.$K$8])" office:value-type="float" office:value="100.506736145498">
            <text:p>100,5067361455</text:p>
          </table:table-cell>
          <table:table-cell table:number-columns-repeated="1019"/>
        </table:table-row>
        <table:table-row table:style-name="ro1">
          <table:table-cell table:formula="of:=[.A40]+10" office:value-type="float" office:value="351">
            <text:p>351</text:p>
          </table:table-cell>
          <table:table-cell table:formula="of:=1024*[.$K$5]/[.A41]-[.$K$5]" office:value-type="float" office:value="42182.3361823362">
            <text:p>42182,3361823362</text:p>
          </table:table-cell>
          <table:table-cell/>
          <table:table-cell table:formula="of:=[.B41]/[.$K$6]" office:value-type="float" office:value="1.0100408539218">
            <text:p>1,01</text:p>
          </table:table-cell>
          <table:table-cell table:formula="of:=[.$K$7]*POWER([.B41]/[.$K$6];[.$K$8])" office:value-type="float" office:value="113.420504964757">
            <text:p>113,4205049648</text:p>
          </table:table-cell>
          <table:table-cell table:number-columns-repeated="1019"/>
        </table:table-row>
        <table:table-row table:style-name="ro1">
          <table:table-cell table:formula="of:=[.A41]+10" office:value-type="float" office:value="361">
            <text:p>361</text:p>
          </table:table-cell>
          <table:table-cell table:formula="of:=1024*[.$K$5]/[.A42]-[.$K$5]" office:value-type="float" office:value="40404.432132964">
            <text:p>40404,432132964</text:p>
          </table:table-cell>
          <table:table-cell/>
          <table:table-cell table:formula="of:=[.B42]/[.$K$6]" office:value-type="float" office:value="0.967469581518664">
            <text:p>0,97</text:p>
          </table:table-cell>
          <table:table-cell table:formula="of:=[.$K$7]*POWER([.B42]/[.$K$6];[.$K$8])" office:value-type="float" office:value="127.784158590034">
            <text:p>127,78415859</text:p>
          </table:table-cell>
          <table:table-cell table:number-columns-repeated="1019"/>
        </table:table-row>
        <table:table-row table:style-name="ro1">
          <table:table-cell table:formula="of:=[.A42]+10" office:value-type="float" office:value="371">
            <text:p>371</text:p>
          </table:table-cell>
          <table:table-cell table:formula="of:=1024*[.$K$5]/[.A43]-[.$K$5]" office:value-type="float" office:value="38722.371967655">
            <text:p>38722,371967655</text:p>
          </table:table-cell>
          <table:table-cell/>
          <table:table-cell table:formula="of:=[.B43]/[.$K$6]" office:value-type="float" office:value="0.927193256414888">
            <text:p>0,93</text:p>
          </table:table-cell>
          <table:table-cell table:formula="of:=[.$K$7]*POWER([.B43]/[.$K$6];[.$K$8])" office:value-type="float" office:value="143.751682412549">
            <text:p>143,7516824126</text:p>
          </table:table-cell>
          <table:table-cell table:number-columns-repeated="1019"/>
        </table:table-row>
        <table:table-row table:style-name="ro1">
          <table:table-cell table:formula="of:=[.A43]+10" office:value-type="float" office:value="381">
            <text:p>381</text:p>
          </table:table-cell>
          <table:table-cell table:formula="of:=1024*[.$K$5]/[.A44]-[.$K$5]" office:value-type="float" office:value="37128.6089238845">
            <text:p>37128,6089238845</text:p>
          </table:table-cell>
          <table:table-cell/>
          <table:table-cell table:formula="of:=[.B44]/[.$K$6]" office:value-type="float" office:value="0.889031174098712">
            <text:p>0,89</text:p>
          </table:table-cell>
          <table:table-cell table:formula="of:=[.$K$7]*POWER([.B44]/[.$K$6];[.$K$8])" office:value-type="float" office:value="161.494185076565">
            <text:p>161,4941850766</text:p>
          </table:table-cell>
          <table:table-cell table:number-columns-repeated="1019"/>
        </table:table-row>
        <table:table-row table:style-name="ro1">
          <table:table-cell table:formula="of:=[.A44]+10" office:value-type="float" office:value="391">
            <text:p>391</text:p>
          </table:table-cell>
          <table:table-cell table:formula="of:=1024*[.$K$5]/[.A45]-[.$K$5]" office:value-type="float" office:value="35616.368286445">
            <text:p>35616,368286445</text:p>
          </table:table-cell>
          <table:table-cell/>
          <table:table-cell table:formula="of:=[.B45]/[.$K$6]" office:value-type="float" office:value="0.85282111645344">
            <text:p>0,85</text:p>
          </table:table-cell>
          <table:table-cell table:formula="of:=[.$K$7]*POWER([.B45]/[.$K$6];[.$K$8])" office:value-type="float" office:value="181.202011059158">
            <text:p>181,2020110592</text:p>
          </table:table-cell>
          <table:table-cell table:number-columns-repeated="1019"/>
        </table:table-row>
        <table:table-row table:style-name="ro1">
          <table:table-cell table:formula="of:=[.A45]+10" office:value-type="float" office:value="401">
            <text:p>401</text:p>
          </table:table-cell>
          <table:table-cell table:formula="of:=1024*[.$K$5]/[.A46]-[.$K$5]" office:value-type="float" office:value="34179.5511221945">
            <text:p>34179,5511221945</text:p>
          </table:table-cell>
          <table:table-cell/>
          <table:table-cell table:formula="of:=[.B46]/[.$K$6]" office:value-type="float" office:value="0.81841704672065">
            <text:p>0,82</text:p>
          </table:table-cell>
          <table:table-cell table:formula="of:=[.$K$7]*POWER([.B46]/[.$K$6];[.$K$8])" office:value-type="float" office:value="203.087145367419">
            <text:p>203,0871453674</text:p>
          </table:table-cell>
          <table:table-cell table:number-columns-repeated="1019"/>
        </table:table-row>
        <table:table-row table:style-name="ro1">
          <table:table-cell table:formula="of:=[.A46]+10" office:value-type="float" office:value="411">
            <text:p>411</text:p>
          </table:table-cell>
          <table:table-cell table:formula="of:=1024*[.$K$5]/[.A47]-[.$K$5]" office:value-type="float" office:value="32812.6520681265">
            <text:p>32812,6520681265</text:p>
          </table:table-cell>
          <table:table-cell/>
          <table:table-cell table:formula="of:=[.B47]/[.$K$6]" office:value-type="float" office:value="0.785687140965125">
            <text:p>0,79</text:p>
          </table:table-cell>
          <table:table-cell table:formula="of:=[.$K$7]*POWER([.B47]/[.$K$6];[.$K$8])" office:value-type="float" office:value="227.385955620058">
            <text:p>227,3859556201</text:p>
          </table:table-cell>
          <table:table-cell table:number-columns-repeated="1019"/>
        </table:table-row>
        <table:table-row table:style-name="ro1">
          <table:table-cell table:formula="of:=[.A47]+10" office:value-type="float" office:value="421">
            <text:p>421</text:p>
          </table:table-cell>
          <table:table-cell table:formula="of:=1024*[.$K$5]/[.A48]-[.$K$5]" office:value-type="float" office:value="31510.6888361045">
            <text:p>31510,6888361045</text:p>
          </table:table-cell>
          <table:table-cell/>
          <table:table-cell table:formula="of:=[.B48]/[.$K$6]" office:value-type="float" office:value="0.754512100091098">
            <text:p>0,75</text:p>
          </table:table-cell>
          <table:table-cell table:formula="of:=[.$K$7]*POWER([.B48]/[.$K$6];[.$K$8])" office:value-type="float" office:value="254.362324603682">
            <text:p>254,3623246037</text:p>
          </table:table-cell>
          <table:table-cell table:number-columns-repeated="1019"/>
        </table:table-row>
        <table:table-row table:style-name="ro1">
          <table:table-cell table:formula="of:=[.A48]+10" office:value-type="float" office:value="431">
            <text:p>431</text:p>
          </table:table-cell>
          <table:table-cell table:formula="of:=1024*[.$K$5]/[.A49]-[.$K$5]" office:value-type="float" office:value="30269.1415313225">
            <text:p>30269,1415313225</text:p>
          </table:table-cell>
          <table:table-cell/>
          <table:table-cell table:formula="of:=[.B49]/[.$K$6]" office:value-type="float" office:value="0.724783696844635">
            <text:p>0,72</text:p>
          </table:table-cell>
          <table:table-cell table:formula="of:=[.$K$7]*POWER([.B49]/[.$K$6];[.$K$8])" office:value-type="float" office:value="284.311235717573">
            <text:p>284,3112357176</text:p>
          </table:table-cell>
          <table:table-cell table:number-columns-repeated="1019"/>
        </table:table-row>
        <table:table-row table:style-name="ro1">
          <table:table-cell table:formula="of:=[.A49]+10" office:value-type="float" office:value="441">
            <text:p>441</text:p>
          </table:table-cell>
          <table:table-cell table:formula="of:=1024*[.$K$5]/[.A50]-[.$K$5]" office:value-type="float" office:value="29083.9002267574">
            <text:p>29083,9002267574</text:p>
          </table:table-cell>
          <table:table-cell/>
          <table:table-cell table:formula="of:=[.B50]/[.$K$6]" office:value-type="float" office:value="0.696403520502774">
            <text:p>0,70</text:p>
          </table:table-cell>
          <table:table-cell table:formula="of:=[.$K$7]*POWER([.B50]/[.$K$6];[.$K$8])" office:value-type="float" office:value="317.562884861822">
            <text:p>317,5628848618</text:p>
          </table:table-cell>
          <table:table-cell table:number-columns-repeated="1019"/>
        </table:table-row>
        <table:table-row table:style-name="ro1">
          <table:table-cell table:formula="of:=[.A50]+10" office:value-type="float" office:value="451">
            <text:p>451</text:p>
          </table:table-cell>
          <table:table-cell table:formula="of:=1024*[.$K$5]/[.A51]-[.$K$5]" office:value-type="float" office:value="27951.2195121951">
            <text:p>27951,2195121951</text:p>
          </table:table-cell>
          <table:table-cell/>
          <table:table-cell table:formula="of:=[.B51]/[.$K$6]" office:value-type="float" office:value="0.669281888566318">
            <text:p>0,67</text:p>
          </table:table-cell>
          <table:table-cell table:formula="of:=[.$K$7]*POWER([.B51]/[.$K$6];[.$K$8])" office:value-type="float" office:value="354.487405673516">
            <text:p>354,4874056735</text:p>
          </table:table-cell>
          <table:table-cell table:number-columns-repeated="1019"/>
        </table:table-row>
        <table:table-row table:style-name="ro1">
          <table:table-cell table:formula="of:=[.A51]+10" office:value-type="float" office:value="461">
            <text:p>461</text:p>
          </table:table-cell>
          <table:table-cell table:formula="of:=1024*[.$K$5]/[.A52]-[.$K$5]" office:value-type="float" office:value="26867.6789587852">
            <text:p>26867,6789587852</text:p>
          </table:table-cell>
          <table:table-cell/>
          <table:table-cell table:formula="of:=[.B52]/[.$K$6]" office:value-type="float" office:value="0.64333690009782">
            <text:p>0,64</text:p>
          </table:table-cell>
          <table:table-cell table:formula="of:=[.$K$7]*POWER([.B52]/[.$K$6];[.$K$8])" office:value-type="float" office:value="395.500311057863">
            <text:p>395,5003110579</text:p>
          </table:table-cell>
          <table:table-cell table:number-columns-repeated="1019"/>
        </table:table-row>
        <table:table-row table:style-name="ro1">
          <table:table-cell table:formula="of:=[.A52]+10" office:value-type="float" office:value="471">
            <text:p>471</text:p>
          </table:table-cell>
          <table:table-cell table:formula="of:=1024*[.$K$5]/[.A53]-[.$K$5]" office:value-type="float" office:value="25830.1486199575">
            <text:p>25830,1486199575</text:p>
          </table:table-cell>
          <table:table-cell/>
          <table:table-cell table:formula="of:=[.B53]/[.$K$6]" office:value-type="float" office:value="0.618493609653462">
            <text:p>0,62</text:p>
          </table:table-cell>
          <table:table-cell table:formula="of:=[.$K$7]*POWER([.B53]/[.$K$6];[.$K$8])" office:value-type="float" office:value="441.068773295686">
            <text:p>441,0687732957</text:p>
          </table:table-cell>
          <table:table-cell table:number-columns-repeated="1019"/>
        </table:table-row>
        <table:table-row table:style-name="ro1">
          <table:table-cell table:formula="of:=[.A53]+10" office:value-type="float" office:value="481">
            <text:p>481</text:p>
          </table:table-cell>
          <table:table-cell table:formula="of:=1024*[.$K$5]/[.A54]-[.$K$5]" office:value-type="float" office:value="24835.7588357588">
            <text:p>24835,7588357588</text:p>
          </table:table-cell>
          <table:table-cell/>
          <table:table-cell table:formula="of:=[.B54]/[.$K$6]" office:value-type="float" office:value="0.594683304258766">
            <text:p>0,59</text:p>
          </table:table-cell>
          <table:table-cell table:formula="of:=[.$K$7]*POWER([.B54]/[.$K$6];[.$K$8])" office:value-type="float" office:value="491.718888382691">
            <text:p>491,7188883827</text:p>
          </table:table-cell>
          <table:table-cell table:number-columns-repeated="1019"/>
        </table:table-row>
        <table:table-row table:style-name="ro1">
          <table:table-cell table:formula="of:=[.A54]+10" office:value-type="float" office:value="491">
            <text:p>491</text:p>
          </table:table-cell>
          <table:table-cell table:formula="of:=1024*[.$K$5]/[.A55]-[.$K$5]" office:value-type="float" office:value="23881.8737270876">
            <text:p>23881,8737270876</text:p>
          </table:table-cell>
          <table:table-cell/>
          <table:table-cell table:formula="of:=[.B55]/[.$K$6]" office:value-type="float" office:value="0.571842868737581">
            <text:p>0,57</text:p>
          </table:table-cell>
          <table:table-cell table:formula="of:=[.$K$7]*POWER([.B55]/[.$K$6];[.$K$8])" office:value-type="float" office:value="548.044098602709">
            <text:p>548,0440986027</text:p>
          </table:table-cell>
          <table:table-cell table:number-columns-repeated="1019"/>
        </table:table-row>
        <table:table-row table:style-name="ro1">
          <table:table-cell table:formula="of:=[.A55]+10" office:value-type="float" office:value="501">
            <text:p>501</text:p>
          </table:table-cell>
          <table:table-cell table:formula="of:=1024*[.$K$5]/[.A56]-[.$K$5]" office:value-type="float" office:value="22966.0678642715">
            <text:p>22966,0678642715</text:p>
          </table:table-cell>
          <table:table-cell/>
          <table:table-cell table:formula="of:=[.B56]/[.$K$6]" office:value-type="float" office:value="0.549914227049576">
            <text:p>0,55</text:p>
          </table:table-cell>
          <table:table-cell table:formula="of:=[.$K$7]*POWER([.B56]/[.$K$6];[.$K$8])" office:value-type="float" office:value="610.714981827614">
            <text:p>610,7149818276</text:p>
          </table:table-cell>
          <table:table-cell table:number-columns-repeated="1019"/>
        </table:table-row>
        <table:table-row table:style-name="ro1">
          <table:table-cell table:formula="of:=[.A56]+10" office:value-type="float" office:value="511">
            <text:p>511</text:p>
          </table:table-cell>
          <table:table-cell table:formula="of:=1024*[.$K$5]/[.A57]-[.$K$5]" office:value-type="float" office:value="22086.1056751468">
            <text:p>22086,1056751468</text:p>
          </table:table-cell>
          <table:table-cell/>
          <table:table-cell table:formula="of:=[.B57]/[.$K$6]" office:value-type="float" office:value="0.528843849224116">
            <text:p>0,53</text:p>
          </table:table-cell>
          <table:table-cell table:formula="of:=[.$K$7]*POWER([.B57]/[.$K$6];[.$K$8])" office:value-type="float" office:value="680.490658145112">
            <text:p>680,4906581451</text:p>
          </table:table-cell>
          <table:table-cell table:number-columns-repeated="1019"/>
        </table:table-row>
        <table:table-row table:style-name="ro1">
          <table:table-cell table:formula="of:=[.A57]+10" office:value-type="float" office:value="521">
            <text:p>521</text:p>
          </table:table-cell>
          <table:table-cell table:formula="of:=1024*[.$K$5]/[.A58]-[.$K$5]" office:value-type="float" office:value="21239.9232245681">
            <text:p>21239,9232245681</text:p>
          </table:table-cell>
          <table:table-cell/>
          <table:table-cell table:formula="of:=[.B58]/[.$K$6]" office:value-type="float" office:value="0.508582315077177">
            <text:p>0,51</text:p>
          </table:table-cell>
          <table:table-cell table:formula="of:=[.$K$7]*POWER([.B58]/[.$K$6];[.$K$8])" office:value-type="float" office:value="758.232116006184">
            <text:p>758,2321160062</text:p>
          </table:table-cell>
          <table:table-cell table:number-columns-repeated="1019"/>
        </table:table-row>
        <table:table-row table:style-name="ro1">
          <table:table-cell table:formula="of:=[.A58]+10" office:value-type="float" office:value="531">
            <text:p>531</text:p>
          </table:table-cell>
          <table:table-cell table:formula="of:=1024*[.$K$5]/[.A59]-[.$K$5]" office:value-type="float" office:value="20425.6120527307">
            <text:p>20425,6120527307</text:p>
          </table:table-cell>
          <table:table-cell/>
          <table:table-cell table:formula="of:=[.B59]/[.$K$6]" office:value-type="float" office:value="0.489083927225791">
            <text:p>0,49</text:p>
          </table:table-cell>
          <table:table-cell table:formula="of:=[.$K$7]*POWER([.B59]/[.$K$6];[.$K$8])" office:value-type="float" office:value="844.917823523328">
            <text:p>844,9178235233</text:p>
          </table:table-cell>
          <table:table-cell table:number-columns-repeated="1019"/>
        </table:table-row>
        <table:table-row table:style-name="ro1">
          <table:table-cell table:formula="of:=[.A59]+10" office:value-type="float" office:value="541">
            <text:p>541</text:p>
          </table:table-cell>
          <table:table-cell table:formula="of:=1024*[.$K$5]/[.A60]-[.$K$5]" office:value-type="float" office:value="19641.404805915">
            <text:p>19641,404805915</text:p>
          </table:table-cell>
          <table:table-cell/>
          <table:table-cell table:formula="of:=[.B60]/[.$K$6]" office:value-type="float" office:value="0.470306367021406">
            <text:p>0,47</text:p>
          </table:table-cell>
          <table:table-cell table:formula="of:=[.$K$7]*POWER([.B60]/[.$K$6];[.$K$8])" office:value-type="float" office:value="941.662068857054">
            <text:p>941,6620688571</text:p>
          </table:table-cell>
          <table:table-cell table:number-columns-repeated="1019"/>
        </table:table-row>
        <table:table-row table:style-name="ro1">
          <table:table-cell table:formula="of:=[.A60]+10" office:value-type="float" office:value="551">
            <text:p>551</text:p>
          </table:table-cell>
          <table:table-cell table:formula="of:=1024*[.$K$5]/[.A61]-[.$K$5]" office:value-type="float" office:value="18885.6624319419">
            <text:p>18885,6624319419</text:p>
          </table:table-cell>
          <table:table-cell/>
          <table:table-cell table:formula="of:=[.B61]/[.$K$6]" office:value-type="float" office:value="0.452210387949666">
            <text:p>0,45</text:p>
          </table:table-cell>
          <table:table-cell table:formula="of:=[.$K$7]*POWER([.B61]/[.$K$6];[.$K$8])" office:value-type="float" office:value="1049.73657066757">
            <text:p>1049,7365706676</text:p>
          </table:table-cell>
          <table:table-cell table:number-columns-repeated="1019"/>
        </table:table-row>
        <table:table-row table:style-name="ro1">
          <table:table-cell table:formula="of:=[.A61]+10" office:value-type="float" office:value="561">
            <text:p>561</text:p>
          </table:table-cell>
          <table:table-cell table:formula="of:=1024*[.$K$5]/[.A62]-[.$K$5]" office:value-type="float" office:value="18156.862745098">
            <text:p>18156,862745098</text:p>
          </table:table-cell>
          <table:table-cell/>
          <table:table-cell table:formula="of:=[.B62]/[.$K$6]" office:value-type="float" office:value="0.434759541821661">
            <text:p>0,43</text:p>
          </table:table-cell>
          <table:table-cell table:formula="of:=[.$K$7]*POWER([.B62]/[.$K$6];[.$K$8])" office:value-type="float" office:value="1170.59602035741">
            <text:p>1170,5960203574</text:p>
          </table:table-cell>
          <table:table-cell table:number-columns-repeated="1019"/>
        </table:table-row>
        <table:table-row table:style-name="ro1">
          <table:table-cell table:formula="of:=[.A62]+10" office:value-type="float" office:value="571">
            <text:p>571</text:p>
          </table:table-cell>
          <table:table-cell table:formula="of:=1024*[.$K$5]/[.A63]-[.$K$5]" office:value-type="float" office:value="17453.5901926445">
            <text:p>17453,5901926445</text:p>
          </table:table-cell>
          <table:table-cell/>
          <table:table-cell table:formula="of:=[.B63]/[.$K$6]" office:value-type="float" office:value="0.417919933736668">
            <text:p>0,42</text:p>
          </table:table-cell>
          <table:table-cell table:formula="of:=[.$K$7]*POWER([.B63]/[.$K$6];[.$K$8])" office:value-type="float" office:value="1305.90836872512">
            <text:p>1305,9083687251</text:p>
          </table:table-cell>
          <table:table-cell table:number-columns-repeated="1019"/>
        </table:table-row>
        <table:table-row table:style-name="ro1">
          <table:table-cell table:formula="of:=[.A63]+10" office:value-type="float" office:value="581">
            <text:p>581</text:p>
          </table:table-cell>
          <table:table-cell table:formula="of:=1024*[.$K$5]/[.A64]-[.$K$5]" office:value-type="float" office:value="16774.5266781411">
            <text:p>16774,5266781411</text:p>
          </table:table-cell>
          <table:table-cell/>
          <table:table-cell table:formula="of:=[.B64]/[.$K$6]" office:value-type="float" office:value="0.401660002349954">
            <text:p>0,40</text:p>
          </table:table-cell>
          <table:table-cell table:formula="of:=[.$K$7]*POWER([.B64]/[.$K$6];[.$K$8])" office:value-type="float" office:value="1457.59085905688">
            <text:p>1457,5908590569</text:p>
          </table:table-cell>
          <table:table-cell table:number-columns-repeated="1019"/>
        </table:table-row>
        <table:table-row table:style-name="ro1">
          <table:table-cell table:formula="of:=[.A64]+10" office:value-type="float" office:value="591">
            <text:p>591</text:p>
          </table:table-cell>
          <table:table-cell table:formula="of:=1024*[.$K$5]/[.A65]-[.$K$5]" office:value-type="float" office:value="16118.4433164129">
            <text:p>16118,4433164129</text:p>
          </table:table-cell>
          <table:table-cell/>
          <table:table-cell table:formula="of:=[.B65]/[.$K$6]" office:value-type="float" office:value="0.385950322448408">
            <text:p>0,39</text:p>
          </table:table-cell>
          <table:table-cell table:formula="of:=[.$K$7]*POWER([.B65]/[.$K$6];[.$K$8])" office:value-type="float" office:value="1627.85304753779">
            <text:p>1627,8530475378</text:p>
          </table:table-cell>
          <table:table-cell table:number-columns-repeated="1019"/>
        </table:table-row>
        <table:table-row table:style-name="ro1">
          <table:table-cell table:formula="of:=[.A65]+10" office:value-type="float" office:value="601">
            <text:p>601</text:p>
          </table:table-cell>
          <table:table-cell table:formula="of:=1024*[.$K$5]/[.A66]-[.$K$5]" office:value-type="float" office:value="15484.1930116473">
            <text:p>15484,1930116473</text:p>
          </table:table-cell>
          <table:table-cell/>
          <table:table-cell table:formula="of:=[.B66]/[.$K$6]" office:value-type="float" office:value="0.370763427235765">
            <text:p>0,37</text:p>
          </table:table-cell>
          <table:table-cell table:formula="of:=[.$K$7]*POWER([.B66]/[.$K$6];[.$K$8])" office:value-type="float" office:value="1819.24835453793">
            <text:p>1819,2483545379</text:p>
          </table:table-cell>
          <table:table-cell table:number-columns-repeated="1019"/>
        </table:table-row>
        <table:table-row table:style-name="ro1">
          <table:table-cell table:formula="of:=[.A66]+10" office:value-type="float" office:value="611">
            <text:p>611</text:p>
          </table:table-cell>
          <table:table-cell table:formula="of:=1024*[.$K$5]/[.A67]-[.$K$5]" office:value-type="float" office:value="14870.7037643208">
            <text:p>14870,7037643208</text:p>
          </table:table-cell>
          <table:table-cell/>
          <table:table-cell table:formula="of:=[.B67]/[.$K$6]" office:value-type="float" office:value="0.356073648069363">
            <text:p>0,36</text:p>
          </table:table-cell>
          <table:table-cell table:formula="of:=[.$K$7]*POWER([.B67]/[.$K$6];[.$K$8])" office:value-type="float" office:value="2034.73607581684">
            <text:p>2034,7360758168</text:p>
          </table:table-cell>
          <table:table-cell table:number-columns-repeated="1019"/>
        </table:table-row>
        <table:table-row table:style-name="ro1">
          <table:table-cell table:formula="of:=[.A67]+10" office:value-type="float" office:value="621">
            <text:p>621</text:p>
          </table:table-cell>
          <table:table-cell table:formula="of:=1024*[.$K$5]/[.A68]-[.$K$5]" office:value-type="float" office:value="14276.9726247987">
            <text:p>14276,9726247987</text:p>
          </table:table-cell>
          <table:table-cell/>
          <table:table-cell table:formula="of:=[.B68]/[.$K$6]" office:value-type="float" office:value="0.341856969681266">
            <text:p>0,34</text:p>
          </table:table-cell>
          <table:table-cell table:formula="of:=[.$K$7]*POWER([.B68]/[.$K$6];[.$K$8])" office:value-type="float" office:value="2277.75627625504">
            <text:p>2277,756276255</text:p>
          </table:table-cell>
          <table:table-cell table:number-columns-repeated="1019"/>
        </table:table-row>
        <table:table-row table:style-name="ro1">
          <table:table-cell table:formula="of:=[.A68]+10" office:value-type="float" office:value="631">
            <text:p>631</text:p>
          </table:table-cell>
          <table:table-cell table:formula="of:=1024*[.$K$5]/[.A69]-[.$K$5]" office:value-type="float" office:value="13702.06022187">
            <text:p>13702,06022187</text:p>
          </table:table-cell>
          <table:table-cell/>
          <table:table-cell table:formula="of:=[.B69]/[.$K$6]" office:value-type="float" office:value="0.328090899166009">
            <text:p>0,33</text:p>
          </table:table-cell>
          <table:table-cell table:formula="of:=[.$K$7]*POWER([.B69]/[.$K$6];[.$K$8])" office:value-type="float" office:value="2552.32062416924">
            <text:p>2552,3206241693</text:p>
          </table:table-cell>
          <table:table-cell table:number-columns-repeated="1019"/>
        </table:table-row>
        <table:table-row table:style-name="ro1">
          <table:table-cell table:formula="of:=[.A69]+10" office:value-type="float" office:value="641">
            <text:p>641</text:p>
          </table:table-cell>
          <table:table-cell table:formula="of:=1024*[.$K$5]/[.A70]-[.$K$5]" office:value-type="float" office:value="13145.0858034321">
            <text:p>13145,0858034321</text:p>
          </table:table-cell>
          <table:table-cell/>
          <table:table-cell table:formula="of:=[.B70]/[.$K$6]" office:value-type="float" office:value="0.314754347231572">
            <text:p>0,31</text:p>
          </table:table-cell>
          <table:table-cell table:formula="of:=[.$K$7]*POWER([.B70]/[.$K$6];[.$K$8])" office:value-type="float" office:value="2863.12304714006">
            <text:p>2863,1230471401</text:p>
          </table:table-cell>
          <table:table-cell table:number-columns-repeated="1019"/>
        </table:table-row>
        <table:table-row table:style-name="ro1">
          <table:table-cell table:formula="of:=[.A70]+10" office:value-type="float" office:value="651">
            <text:p>651</text:p>
          </table:table-cell>
          <table:table-cell table:formula="of:=1024*[.$K$5]/[.A71]-[.$K$5]" office:value-type="float" office:value="12605.222734255">
            <text:p>12605,222734255</text:p>
          </table:table-cell>
          <table:table-cell/>
          <table:table-cell table:formula="of:=[.B71]/[.$K$6]" office:value-type="float" office:value="0.301827520394967">
            <text:p>0,30</text:p>
          </table:table-cell>
          <table:table-cell table:formula="of:=[.$K$7]*POWER([.B71]/[.$K$6];[.$K$8])" office:value-type="float" office:value="3215.67516235532">
            <text:p>3215,6751623553</text:p>
          </table:table-cell>
          <table:table-cell table:number-columns-repeated="1019"/>
        </table:table-row>
        <table:table-row table:style-name="ro1">
          <table:table-cell table:formula="of:=[.A71]+10" office:value-type="float" office:value="661">
            <text:p>661</text:p>
          </table:table-cell>
          <table:table-cell table:formula="of:=1024*[.$K$5]/[.A72]-[.$K$5]" office:value-type="float" office:value="12081.6944024206">
            <text:p>12081,6944024206</text:p>
          </table:table-cell>
          <table:table-cell/>
          <table:table-cell table:formula="of:=[.B72]/[.$K$6]" office:value-type="float" office:value="0.289291822963402">
            <text:p>0,29</text:p>
          </table:table-cell>
          <table:table-cell table:formula="of:=[.$K$7]*POWER([.B72]/[.$K$6];[.$K$8])" office:value-type="float" office:value="3616.47284015881">
            <text:p>3616,4728401588</text:p>
          </table:table-cell>
          <table:table-cell table:number-columns-repeated="1019"/>
        </table:table-row>
        <table:table-row table:style-name="ro1">
          <table:table-cell table:formula="of:=[.A72]+10" office:value-type="float" office:value="671">
            <text:p>671</text:p>
          </table:table-cell>
          <table:table-cell table:formula="of:=1024*[.$K$5]/[.A73]-[.$K$5]" office:value-type="float" office:value="11573.7704918033">
            <text:p>11573,7704918033</text:p>
          </table:table-cell>
          <table:table-cell/>
          <table:table-cell table:formula="of:=[.B73]/[.$K$6]" office:value-type="float" office:value="0.277129767780171">
            <text:p>0,28</text:p>
          </table:table-cell>
          <table:table-cell table:formula="of:=[.$K$7]*POWER([.B73]/[.$K$6];[.$K$8])" office:value-type="float" office:value="4073.20211501421">
            <text:p>4073,2021150142</text:p>
          </table:table-cell>
          <table:table-cell table:number-columns-repeated="1019"/>
        </table:table-row>
        <table:table-row table:style-name="ro1">
          <table:table-cell table:formula="of:=[.A73]+10" office:value-type="float" office:value="681">
            <text:p>681</text:p>
          </table:table-cell>
          <table:table-cell table:formula="of:=1024*[.$K$5]/[.A74]-[.$K$5]" office:value-type="float" office:value="11080.7635829662">
            <text:p>11080,7635829662</text:p>
          </table:table-cell>
          <table:table-cell/>
          <table:table-cell table:formula="of:=[.B74]/[.$K$6]" office:value-type="float" office:value="0.265324894834332">
            <text:p>0,27</text:p>
          </table:table-cell>
          <table:table-cell table:formula="of:=[.$K$7]*POWER([.B74]/[.$K$6];[.$K$8])" office:value-type="float" office:value="4594.99512475551">
            <text:p>4594,9951247555</text:p>
          </table:table-cell>
          <table:table-cell table:number-columns-repeated="1019"/>
        </table:table-row>
        <table:table-row table:style-name="ro1">
          <table:table-cell table:formula="of:=[.A74]+10" office:value-type="float" office:value="691">
            <text:p>691</text:p>
          </table:table-cell>
          <table:table-cell table:formula="of:=1024*[.$K$5]/[.A75]-[.$K$5]" office:value-type="float" office:value="10602.0260492041">
            <text:p>10602,0260492041</text:p>
          </table:table-cell>
          <table:table-cell/>
          <table:table-cell table:formula="of:=[.B75]/[.$K$6]" office:value-type="float" office:value="0.253861696937578">
            <text:p>0,25</text:p>
          </table:table-cell>
          <table:table-cell table:formula="of:=[.$K$7]*POWER([.B75]/[.$K$6];[.$K$8])" office:value-type="float" office:value="5192.75006257923">
            <text:p>5192,7500625792</text:p>
          </table:table-cell>
          <table:table-cell table:number-columns-repeated="1019"/>
        </table:table-row>
        <table:table-row table:style-name="ro1">
          <table:table-cell table:formula="of:=[.A75]+10" office:value-type="float" office:value="701">
            <text:p>701</text:p>
          </table:table-cell>
          <table:table-cell table:formula="of:=1024*[.$K$5]/[.A76]-[.$K$5]" office:value-type="float" office:value="10136.9472182596">
            <text:p>10136,9472182596</text:p>
          </table:table-cell>
          <table:table-cell/>
          <table:table-cell table:formula="of:=[.B76]/[.$K$6]" office:value-type="float" office:value="0.242725551762556">
            <text:p>0,24</text:p>
          </table:table-cell>
          <table:table-cell table:formula="of:=[.$K$7]*POWER([.B76]/[.$K$6];[.$K$8])" office:value-type="float" office:value="5879.53358559762">
            <text:p>5879,5335855976</text:p>
          </table:table-cell>
          <table:table-cell table:number-columns-repeated="1019"/>
        </table:table-row>
        <table:table-row table:style-name="ro1">
          <table:table-cell table:formula="of:=[.A76]+10" office:value-type="float" office:value="711">
            <text:p>711</text:p>
          </table:table-cell>
          <table:table-cell table:formula="of:=1024*[.$K$5]/[.A77]-[.$K$5]" office:value-type="float" office:value="9684.95077355837">
            <text:p>9684,9507735584</text:p>
          </table:table-cell>
          <table:table-cell/>
          <table:table-cell table:formula="of:=[.B77]/[.$K$6]" office:value-type="float" office:value="0.231902659616368">
            <text:p>0,23</text:p>
          </table:table-cell>
          <table:table-cell table:formula="of:=[.$K$7]*POWER([.B77]/[.$K$6];[.$K$8])" office:value-type="float" office:value="6671.0901934626">
            <text:p>6671,0901934626</text:p>
          </table:table-cell>
          <table:table-cell table:number-columns-repeated="1019"/>
        </table:table-row>
        <table:table-row table:style-name="ro1">
          <table:table-cell table:formula="of:=[.A77]+10" office:value-type="float" office:value="721">
            <text:p>721</text:p>
          </table:table-cell>
          <table:table-cell table:formula="of:=1024*[.$K$5]/[.A78]-[.$K$5]" office:value-type="float" office:value="9245.49237170596">
            <text:p>9245,492371706</text:p>
          </table:table-cell>
          <table:table-cell/>
          <table:table-cell table:formula="of:=[.B78]/[.$K$6]" office:value-type="float" office:value="0.221379986392404">
            <text:p>0,22</text:p>
          </table:table-cell>
          <table:table-cell table:formula="of:=[.$K$7]*POWER([.B78]/[.$K$6];[.$K$8])" office:value-type="float" office:value="7586.49142505131">
            <text:p>7586,4914250513</text:p>
          </table:table-cell>
          <table:table-cell table:number-columns-repeated="1019"/>
        </table:table-row>
        <table:table-row table:style-name="ro1">
          <table:table-cell table:formula="of:=[.A78]+10" office:value-type="float" office:value="731">
            <text:p>731</text:p>
          </table:table-cell>
          <table:table-cell table:formula="of:=1024*[.$K$5]/[.A79]-[.$K$5]" office:value-type="float" office:value="8818.05745554036">
            <text:p>8818,0574555404</text:p>
          </table:table-cell>
          <table:table-cell/>
          <table:table-cell table:formula="of:=[.B79]/[.$K$6]" office:value-type="float" office:value="0.211145211204663">
            <text:p>0,21</text:p>
          </table:table-cell>
          <table:table-cell table:formula="of:=[.$K$7]*POWER([.B79]/[.$K$6];[.$K$8])" office:value-type="float" office:value="8648.96927274618">
            <text:p>8648,9692727462</text:p>
          </table:table-cell>
          <table:table-cell table:number-columns-repeated="1019"/>
        </table:table-row>
        <table:table-row table:style-name="ro1">
          <table:table-cell table:formula="of:=[.A79]+10" office:value-type="float" office:value="741">
            <text:p>741</text:p>
          </table:table-cell>
          <table:table-cell table:formula="of:=1024*[.$K$5]/[.A80]-[.$K$5]" office:value-type="float" office:value="8402.15924426451">
            <text:p>8402,1592442645</text:p>
          </table:table-cell>
          <table:table-cell/>
          <table:table-cell table:formula="of:=[.B80]/[.$K$6]" office:value-type="float" office:value="0.201186678262206">
            <text:p>0,20</text:p>
          </table:table-cell>
          <table:table-cell table:formula="of:=[.$K$7]*POWER([.B80]/[.$K$6];[.$K$8])" office:value-type="float" office:value="9886.99438361696">
            <text:p>9886,994383617</text:p>
          </table:table-cell>
          <table:table-cell table:number-columns-repeated="1019"/>
        </table:table-row>
        <table:table-row table:style-name="ro1">
          <table:table-cell table:formula="of:=[.A80]+10" office:value-type="float" office:value="751">
            <text:p>751</text:p>
          </table:table-cell>
          <table:table-cell table:formula="of:=1024*[.$K$5]/[.A81]-[.$K$5]" office:value-type="float" office:value="7997.33688415446">
            <text:p>7997,3368841545</text:p>
          </table:table-cell>
          <table:table-cell/>
          <table:table-cell table:formula="of:=[.B81]/[.$K$6]" office:value-type="float" office:value="0.191493352588522">
            <text:p>0,19</text:p>
          </table:table-cell>
          <table:table-cell table:formula="of:=[.$K$7]*POWER([.B81]/[.$K$6];[.$K$8])" office:value-type="float" office:value="11335.6824911267">
            <text:p>11335,6824911267</text:p>
          </table:table-cell>
          <table:table-cell table:number-columns-repeated="1019"/>
        </table:table-row>
        <table:table-row table:style-name="ro1">
          <table:table-cell table:formula="of:=[.A81]+10" office:value-type="float" office:value="761">
            <text:p>761</text:p>
          </table:table-cell>
          <table:table-cell table:formula="of:=1024*[.$K$5]/[.A82]-[.$K$5]" office:value-type="float" office:value="7603.15374507227">
            <text:p>7603,1537450723</text:p>
          </table:table-cell>
          <table:table-cell/>
          <table:table-cell table:formula="of:=[.B82]/[.$K$6]" office:value-type="float" office:value="0.18205477923215">
            <text:p>0,18</text:p>
          </table:table-cell>
          <table:table-cell table:formula="of:=[.$K$7]*POWER([.B82]/[.$K$6];[.$K$8])" office:value-type="float" office:value="13038.6452458522">
            <text:p>13038,6452458522</text:p>
          </table:table-cell>
          <table:table-cell table:number-columns-repeated="1019"/>
        </table:table-row>
        <table:table-row table:style-name="ro1">
          <table:table-cell table:formula="of:=[.A82]+10" office:value-type="float" office:value="771">
            <text:p>771</text:p>
          </table:table-cell>
          <table:table-cell table:formula="of:=1024*[.$K$5]/[.A83]-[.$K$5]" office:value-type="float" office:value="7219.19584954605">
            <text:p>7219,1958495461</text:p>
          </table:table-cell>
          <table:table-cell/>
          <table:table-cell table:formula="of:=[.B83]/[.$K$6]" office:value-type="float" office:value="0.172861045651559">
            <text:p>0,17</text:p>
          </table:table-cell>
          <table:table-cell table:formula="of:=[.$K$7]*POWER([.B83]/[.$K$6];[.$K$8])" office:value-type="float" office:value="15050.448997609">
            <text:p>15050,448997609</text:p>
          </table:table-cell>
          <table:table-cell table:number-columns-repeated="1019"/>
        </table:table-row>
        <table:table-row table:style-name="ro1">
          <table:table-cell table:formula="of:=[.A83]+10" office:value-type="float" office:value="781">
            <text:p>781</text:p>
          </table:table-cell>
          <table:table-cell table:formula="of:=1024*[.$K$5]/[.A84]-[.$K$5]" office:value-type="float" office:value="6845.07042253521">
            <text:p>6845,0704225352</text:p>
          </table:table-cell>
          <table:table-cell/>
          <table:table-cell table:formula="of:=[.B84]/[.$K$6]" office:value-type="float" office:value="0.163902746989805">
            <text:p>0,16</text:p>
          </table:table-cell>
          <table:table-cell table:formula="of:=[.$K$7]*POWER([.B84]/[.$K$6];[.$K$8])" office:value-type="float" office:value="17439.9145806937">
            <text:p>17439,9145806937</text:p>
          </table:table-cell>
          <table:table-cell table:number-columns-repeated="1019"/>
        </table:table-row>
        <table:table-row table:style-name="ro1">
          <table:table-cell table:formula="of:=[.A84]+10" office:value-type="float" office:value="791">
            <text:p>791</text:p>
          </table:table-cell>
          <table:table-cell table:formula="of:=1024*[.$K$5]/[.A85]-[.$K$5]" office:value-type="float" office:value="6480.40455120101">
            <text:p>6480,404551201</text:p>
          </table:table-cell>
          <table:table-cell/>
          <table:table-cell table:formula="of:=[.B85]/[.$K$6]" office:value-type="float" office:value="0.155170953983215">
            <text:p>0,16</text:p>
          </table:table-cell>
          <table:table-cell table:formula="of:=[.$K$7]*POWER([.B85]/[.$K$6];[.$K$8])" office:value-type="float" office:value="20294.5945116899">
            <text:p>20294,5945116899</text:p>
          </table:table-cell>
          <table:table-cell table:number-columns-repeated="1019"/>
        </table:table-row>
        <table:table-row table:style-name="ro1">
          <table:table-cell table:formula="of:=[.A85]+10" office:value-type="float" office:value="801">
            <text:p>801</text:p>
          </table:table-cell>
          <table:table-cell table:formula="of:=1024*[.$K$5]/[.A86]-[.$K$5]" office:value-type="float" office:value="6124.84394506866">
            <text:p>6124,8439450687</text:p>
          </table:table-cell>
          <table:table-cell/>
          <table:table-cell table:formula="of:=[.B86]/[.$K$6]" office:value-type="float" office:value="0.146657183273919">
            <text:p>0,15</text:p>
          </table:table-cell>
          <table:table-cell table:formula="of:=[.$K$7]*POWER([.B86]/[.$K$6];[.$K$8])" office:value-type="float" office:value="23726.9200300342">
            <text:p>23726,9200300342</text:p>
          </table:table-cell>
          <table:table-cell table:number-columns-repeated="1019"/>
        </table:table-row>
        <table:table-row table:style-name="ro1">
          <table:table-cell table:formula="of:=[.A86]+10" office:value-type="float" office:value="811">
            <text:p>811</text:p>
          </table:table-cell>
          <table:table-cell table:formula="of:=1024*[.$K$5]/[.A87]-[.$K$5]" office:value-type="float" office:value="5778.05178791615">
            <text:p>5778,0517879162</text:p>
          </table:table-cell>
          <table:table-cell/>
          <table:table-cell table:formula="of:=[.B87]/[.$K$6]" office:value-type="float" office:value="0.138353369918736">
            <text:p>0,14</text:p>
          </table:table-cell>
          <table:table-cell table:formula="of:=[.$K$7]*POWER([.B87]/[.$K$6];[.$K$8])" office:value-type="float" office:value="27882.7497538618">
            <text:p>27882,7497538618</text:p>
          </table:table-cell>
          <table:table-cell table:number-columns-repeated="1019"/>
        </table:table-row>
        <table:table-row table:style-name="ro1">
          <table:table-cell table:formula="of:=[.A87]+10" office:value-type="float" office:value="821">
            <text:p>821</text:p>
          </table:table-cell>
          <table:table-cell table:formula="of:=1024*[.$K$5]/[.A88]-[.$K$5]" office:value-type="float" office:value="5439.70767356882">
            <text:p>5439,7076735688</text:p>
          </table:table-cell>
          <table:table-cell/>
          <table:table-cell table:formula="of:=[.B88]/[.$K$6]" office:value-type="float" office:value="0.130251841907162">
            <text:p>0,13</text:p>
          </table:table-cell>
          <table:table-cell table:formula="of:=[.$K$7]*POWER([.B88]/[.$K$6];[.$K$8])" office:value-type="float" office:value="32953.4253533725">
            <text:p>32953,4253533725</text:p>
          </table:table-cell>
          <table:table-cell table:number-columns-repeated="1019"/>
        </table:table-row>
        <table:table-row table:style-name="ro1">
          <table:table-cell table:formula="of:=[.A88]+10" office:value-type="float" office:value="831">
            <text:p>831</text:p>
          </table:table-cell>
          <table:table-cell table:formula="of:=1024*[.$K$5]/[.A89]-[.$K$5]" office:value-type="float" office:value="5109.50661853189">
            <text:p>5109,5066185319</text:p>
          </table:table-cell>
          <table:table-cell/>
          <table:table-cell table:formula="of:=[.B89]/[.$K$6]" office:value-type="float" office:value="0.122345296519213">
            <text:p>0,12</text:p>
          </table:table-cell>
          <table:table-cell table:formula="of:=[.$K$7]*POWER([.B89]/[.$K$6];[.$K$8])" office:value-type="float" office:value="39193.0340909226">
            <text:p>39193,0340909226</text:p>
          </table:table-cell>
          <table:table-cell table:number-columns-repeated="1019"/>
        </table:table-row>
        <table:table-row table:style-name="ro1">
          <table:table-cell table:formula="of:=[.A89]+10" office:value-type="float" office:value="841">
            <text:p>841</text:p>
          </table:table-cell>
          <table:table-cell table:formula="of:=1024*[.$K$5]/[.A90]-[.$K$5]" office:value-type="float" office:value="4787.1581450654">
            <text:p>4787,1581450654</text:p>
          </table:table-cell>
          <table:table-cell/>
          <table:table-cell table:formula="of:=[.B90]/[.$K$6]" office:value-type="float" office:value="0.114626778369978">
            <text:p>0,11</text:p>
          </table:table-cell>
          <table:table-cell table:formula="of:=[.$K$7]*POWER([.B90]/[.$K$6];[.$K$8])" office:value-type="float" office:value="46943.5436662013">
            <text:p>46943,5436662013</text:p>
          </table:table-cell>
          <table:table-cell table:number-columns-repeated="1019"/>
        </table:table-row>
        <table:table-row table:style-name="ro1">
          <table:table-cell table:formula="of:=[.A90]+10" office:value-type="float" office:value="851">
            <text:p>851</text:p>
          </table:table-cell>
          <table:table-cell table:formula="of:=1024*[.$K$5]/[.A91]-[.$K$5]" office:value-type="float" office:value="4472.38542890717">
            <text:p>4472,3854289072</text:p>
          </table:table-cell>
          <table:table-cell/>
          <table:table-cell table:formula="of:=[.B91]/[.$K$6]" office:value-type="float" office:value="0.107089659002159">
            <text:p>0,11</text:p>
          </table:table-cell>
          <table:table-cell table:formula="of:=[.$K$7]*POWER([.B91]/[.$K$6];[.$K$8])" office:value-type="float" office:value="56672.0793356879">
            <text:p>56672,0793356879</text:p>
          </table:table-cell>
          <table:table-cell table:number-columns-repeated="1019"/>
        </table:table-row>
        <table:table-row table:style-name="ro1">
          <table:table-cell table:formula="of:=[.A91]+10" office:value-type="float" office:value="861">
            <text:p>861</text:p>
          </table:table-cell>
          <table:table-cell table:formula="of:=1024*[.$K$5]/[.A92]-[.$K$5]" office:value-type="float" office:value="4164.92450638792">
            <text:p>4164,9245063879</text:p>
          </table:table-cell>
          <table:table-cell/>
          <table:table-cell table:formula="of:=[.B92]/[.$K$6]" office:value-type="float" office:value="0.0997276179007236">
            <text:p>0,10</text:p>
          </table:table-cell>
          <table:table-cell table:formula="of:=[.$K$7]*POWER([.B92]/[.$K$6];[.$K$8])" office:value-type="float" office:value="69027.3471805775">
            <text:p>69027,3471805775</text:p>
          </table:table-cell>
          <table:table-cell table:number-columns-repeated="1019"/>
        </table:table-row>
        <table:table-row table:style-name="ro1">
          <table:table-cell table:formula="of:=[.A92]+10" office:value-type="float" office:value="871">
            <text:p>871</text:p>
          </table:table-cell>
          <table:table-cell table:formula="of:=1024*[.$K$5]/[.A93]-[.$K$5]" office:value-type="float" office:value="3864.52353616533">
            <text:p>3864,5235361653</text:p>
          </table:table-cell>
          <table:table-cell/>
          <table:table-cell table:formula="of:=[.B93]/[.$K$6]" office:value-type="float" office:value="0.0925346248153947">
            <text:p>0,09</text:p>
          </table:table-cell>
          <table:table-cell table:formula="of:=[.$K$7]*POWER([.B93]/[.$K$6];[.$K$8])" office:value-type="float" office:value="84926.996628012">
            <text:p>84926,996628012</text:p>
          </table:table-cell>
          <table:table-cell table:number-columns-repeated="1019"/>
        </table:table-row>
        <table:table-row table:style-name="ro1">
          <table:table-cell table:formula="of:=[.A93]+10" office:value-type="float" office:value="881">
            <text:p>881</text:p>
          </table:table-cell>
          <table:table-cell table:formula="of:=1024*[.$K$5]/[.A94]-[.$K$5]" office:value-type="float" office:value="3570.94211123723">
            <text:p>3570,9421112372</text:p>
          </table:table-cell>
          <table:table-cell/>
          <table:table-cell table:formula="of:=[.B94]/[.$K$6]" office:value-type="float" office:value="0.0855049232870538">
            <text:p>0,09</text:p>
          </table:table-cell>
          <table:table-cell table:formula="of:=[.$K$7]*POWER([.B94]/[.$K$6];[.$K$8])" office:value-type="float" office:value="105696.36830058">
            <text:p>105696,36830058</text:p>
          </table:table-cell>
          <table:table-cell table:number-columns-repeated="1019"/>
        </table:table-row>
        <table:table-row table:style-name="ro1">
          <table:table-cell table:formula="of:=[.A94]+10" office:value-type="float" office:value="891">
            <text:p>891</text:p>
          </table:table-cell>
          <table:table-cell table:formula="of:=1024*[.$K$5]/[.A95]-[.$K$5]" office:value-type="float" office:value="3283.95061728395">
            <text:p>3283,950617284</text:p>
          </table:table-cell>
          <table:table-cell/>
          <table:table-cell table:formula="of:=[.B95]/[.$K$6]" office:value-type="float" office:value="0.0786330152834794">
            <text:p>0,08</text:p>
          </table:table-cell>
          <table:table-cell table:formula="of:=[.$K$7]*POWER([.B95]/[.$K$6];[.$K$8])" office:value-type="float" office:value="133295.258008506">
            <text:p>133295,258008506</text:p>
          </table:table-cell>
          <table:table-cell table:number-columns-repeated="1019"/>
        </table:table-row>
        <table:table-row table:style-name="ro1">
          <table:table-cell table:formula="of:=[.A95]+10" office:value-type="float" office:value="901">
            <text:p>901</text:p>
          </table:table-cell>
          <table:table-cell table:formula="of:=1024*[.$K$5]/[.A96]-[.$K$5]" office:value-type="float" office:value="3003.32963374029">
            <text:p>3003,3296337403</text:p>
          </table:table-cell>
          <table:table-cell/>
          <table:table-cell table:formula="of:=[.B96]/[.$K$6]" office:value-type="float" office:value="0.0719136468582307">
            <text:p>0,07</text:p>
          </table:table-cell>
          <table:table-cell table:formula="of:=[.$K$7]*POWER([.B96]/[.$K$6];[.$K$8])" office:value-type="float" office:value="170700.807620314">
            <text:p>170700,807620314</text:p>
          </table:table-cell>
          <table:table-cell table:number-columns-repeated="1019"/>
        </table:table-row>
        <table:table-row table:style-name="ro1">
          <table:table-cell table:formula="of:=[.A96]+10" office:value-type="float" office:value="911">
            <text:p>911</text:p>
          </table:table-cell>
          <table:table-cell table:formula="of:=1024*[.$K$5]/[.A97]-[.$K$5]" office:value-type="float" office:value="2728.86937431394">
            <text:p>2728,869374314</text:p>
          </table:table-cell>
          <table:table-cell/>
          <table:table-cell table:formula="of:=[.B97]/[.$K$6]" office:value-type="float" office:value="0.0653417947540632">
            <text:p>0,07</text:p>
          </table:table-cell>
          <table:table-cell table:formula="of:=[.$K$7]*POWER([.B97]/[.$K$6];[.$K$8])" office:value-type="float" office:value="222578.652987555">
            <text:p>222578,652987555</text:p>
          </table:table-cell>
          <table:table-cell table:number-columns-repeated="1019"/>
        </table:table-row>
        <table:table-row table:style-name="ro1">
          <table:table-cell table:formula="of:=[.A97]+10" office:value-type="float" office:value="921">
            <text:p>921</text:p>
          </table:table-cell>
          <table:table-cell table:formula="of:=1024*[.$K$5]/[.A98]-[.$K$5]" office:value-type="float" office:value="2460.36916395223">
            <text:p>2460,3691639522</text:p>
          </table:table-cell>
          <table:table-cell/>
          <table:table-cell table:formula="of:=[.B98]/[.$K$6]" office:value-type="float" office:value="0.058912653879085">
            <text:p>0,06</text:p>
          </table:table-cell>
          <table:table-cell table:formula="of:=[.$K$7]*POWER([.B98]/[.$K$6];[.$K$8])" office:value-type="float" office:value="296511.500600826">
            <text:p>296511,500600826</text:p>
          </table:table-cell>
          <table:table-cell table:number-columns-repeated="1019"/>
        </table:table-row>
        <table:table-row table:style-name="ro1">
          <table:table-cell table:formula="of:=[.A98]+10" office:value-type="float" office:value="931">
            <text:p>931</text:p>
          </table:table-cell>
          <table:table-cell table:formula="of:=1024*[.$K$5]/[.A99]-[.$K$5]" office:value-type="float" office:value="2197.63694951665">
            <text:p>2197,6369495167</text:p>
          </table:table-cell>
          <table:table-cell/>
          <table:table-cell table:formula="of:=[.B99]/[.$K$6]" office:value-type="float" office:value="0.0526216255900354">
            <text:p>0,05</text:p>
          </table:table-cell>
          <table:table-cell table:formula="of:=[.$K$7]*POWER([.B99]/[.$K$6];[.$K$8])" office:value-type="float" office:value="405365.695750025">
            <text:p>405365,695750025</text:p>
          </table:table-cell>
          <table:table-cell table:number-columns-repeated="1019"/>
        </table:table-row>
        <table:table-row table:style-name="ro1">
          <table:table-cell table:formula="of:=[.A99]+10" office:value-type="float" office:value="941">
            <text:p>941</text:p>
          </table:table-cell>
          <table:table-cell table:formula="of:=1024*[.$K$5]/[.A100]-[.$K$5]" office:value-type="float" office:value="1940.48884165781">
            <text:p>1940,4888416578</text:p>
          </table:table-cell>
          <table:table-cell/>
          <table:table-cell table:formula="of:=[.B100]/[.$K$6]" office:value-type="float" office:value="0.0464643067226447">
            <text:p>0,05</text:p>
          </table:table-cell>
          <table:table-cell table:formula="of:=[.$K$7]*POWER([.B100]/[.$K$6];[.$K$8])" office:value-type="float" office:value="572135.538165111">
            <text:p>572135,538165111</text:p>
          </table:table-cell>
          <table:table-cell table:number-columns-repeated="1019"/>
        </table:table-row>
        <table:table-row table:style-name="ro1">
          <table:table-cell table:formula="of:=[.A100]+10" office:value-type="float" office:value="951">
            <text:p>951</text:p>
          </table:table-cell>
          <table:table-cell table:formula="of:=1024*[.$K$5]/[.A101]-[.$K$5]" office:value-type="float" office:value="1688.74868559411">
            <text:p>1688,7486855941</text:p>
          </table:table-cell>
          <table:table-cell/>
          <table:table-cell table:formula="of:=[.B101]/[.$K$6]" office:value-type="float" office:value="0.0404364793140845">
            <text:p>0,04</text:p>
          </table:table-cell>
          <table:table-cell table:formula="of:=[.$K$7]*POWER([.B101]/[.$K$6];[.$K$8])" office:value-type="float" office:value="840619.481258237">
            <text:p>840619,481258237</text:p>
          </table:table-cell>
          <table:table-cell table:number-columns-repeated="1019"/>
        </table:table-row>
        <table:table-row table:style-name="ro1">
          <table:table-cell table:formula="of:=[.A101]+10" office:value-type="float" office:value="961">
            <text:p>961</text:p>
          </table:table-cell>
          <table:table-cell table:formula="of:=1024*[.$K$5]/[.A102]-[.$K$5]" office:value-type="float" office:value="1442.24765868887">
            <text:p>1442,2476586889</text:p>
          </table:table-cell>
          <table:table-cell/>
          <table:table-cell table:formula="of:=[.B102]/[.$K$6]" office:value-type="float" office:value="0.0345341009670969">
            <text:p>0,03</text:p>
          </table:table-cell>
          <table:table-cell table:formula="of:=[.$K$7]*POWER([.B102]/[.$K$6];[.$K$8])" office:value-type="float" office:value="1301212.01982502">
            <text:p>1301212,01982502</text:p>
          </table:table-cell>
          <table:table-cell table:number-columns-repeated="1019"/>
        </table:table-row>
        <table:table-row table:style-name="ro1">
          <table:table-cell table:formula="of:=[.A102]+10" office:value-type="float" office:value="971">
            <text:p>971</text:p>
          </table:table-cell>
          <table:table-cell table:formula="of:=1024*[.$K$5]/[.A103]-[.$K$5]" office:value-type="float" office:value="1200.82389289392">
            <text:p>1200,8238928939</text:p>
          </table:table-cell>
          <table:table-cell/>
          <table:table-cell table:formula="of:=[.B103]/[.$K$6]" office:value-type="float" office:value="0.0287532958095425">
            <text:p>0,03</text:p>
          </table:table-cell>
          <table:table-cell table:formula="of:=[.$K$7]*POWER([.B103]/[.$K$6];[.$K$8])" office:value-type="float" office:value="2160995.8123705">
            <text:p>2160995,8123705</text:p>
          </table:table-cell>
          <table:table-cell table:number-columns-repeated="1019"/>
        </table:table-row>
        <table:table-row table:style-name="ro1">
          <table:table-cell table:formula="of:=[.A103]+10" office:value-type="float" office:value="981">
            <text:p>981</text:p>
          </table:table-cell>
          <table:table-cell table:formula="of:=1024*[.$K$5]/[.A104]-[.$K$5]" office:value-type="float" office:value="964.322120285422">
            <text:p>964,3221202854</text:p>
          </table:table-cell>
          <table:table-cell/>
          <table:table-cell table:formula="of:=[.B104]/[.$K$6]" office:value-type="float" office:value="0.0230903460068822">
            <text:p>0,02</text:p>
          </table:table-cell>
          <table:table-cell table:formula="of:=[.$K$7]*POWER([.B104]/[.$K$6];[.$K$8])" office:value-type="float" office:value="3966654.81356545">
            <text:p>3966654,81356545</text:p>
          </table:table-cell>
          <table:table-cell table:number-columns-repeated="1019"/>
        </table:table-row>
        <table:table-row table:style-name="ro1">
          <table:table-cell table:formula="of:=[.A104]+10" office:value-type="float" office:value="991">
            <text:p>991</text:p>
          </table:table-cell>
          <table:table-cell table:formula="of:=1024*[.$K$5]/[.A105]-[.$K$5]" office:value-type="float" office:value="732.593340060546">
            <text:p>732,5933400605</text:p>
          </table:table-cell>
          <table:table-cell/>
          <table:table-cell table:formula="of:=[.B105]/[.$K$6]" office:value-type="float" office:value="0.017541683788534">
            <text:p>0,02</text:p>
          </table:table-cell>
          <table:table-cell table:formula="of:=[.$K$7]*POWER([.B105]/[.$K$6];[.$K$8])" office:value-type="float" office:value="8490516.12731765">
            <text:p>8490516,12731765</text:p>
          </table:table-cell>
          <table:table-cell table:number-columns-repeated="1019"/>
        </table:table-row>
        <table:table-row table:style-name="ro1">
          <table:table-cell table:formula="of:=[.A105]+10" office:value-type="float" office:value="1001">
            <text:p>1001</text:p>
          </table:table-cell>
          <table:table-cell table:formula="of:=1024*[.$K$5]/[.A106]-[.$K$5]" office:value-type="float" office:value="505.494505494506">
            <text:p>505,4945054945</text:p>
          </table:table-cell>
          <table:table-cell/>
          <table:table-cell table:formula="of:=[.B106]/[.$K$6]" office:value-type="float" office:value="0.0121038839521707">
            <text:p>0,01</text:p>
          </table:table-cell>
          <table:table-cell table:formula="of:=[.$K$7]*POWER([.B106]/[.$K$6];[.$K$8])" office:value-type="float" office:value="23722171.4922176">
            <text:p>23722171,4922176</text:p>
          </table:table-cell>
          <table:table-cell table:number-columns-repeated="1019"/>
        </table:table-row>
        <table:table-row table:style-name="ro1">
          <table:table-cell table:formula="of:=[.A106]+10" office:value-type="float" office:value="1011">
            <text:p>1011</text:p>
          </table:table-cell>
          <table:table-cell table:formula="of:=1024*[.$K$5]/[.A107]-[.$K$5]" office:value-type="float" office:value="282.888229475768">
            <text:p>282,8882294758</text:p>
          </table:table-cell>
          <table:table-cell/>
          <table:table-cell table:formula="of:=[.B107]/[.$K$6]" office:value-type="float" office:value="0.00677365681286708">
            <text:p>0,01</text:p>
          </table:table-cell>
          <table:table-cell table:formula="of:=[.$K$7]*POWER([.B107]/[.$K$6];[.$K$8])" office:value-type="float" office:value="118367494.072037">
            <text:p>118367494,072037</text:p>
          </table:table-cell>
          <table:table-cell table:number-columns-repeated="1019"/>
        </table:table-row>
        <table:table-row table:style-name="ro1">
          <table:table-cell table:formula="of:=[.A107]+10" office:value-type="float" office:value="1021">
            <text:p>1021</text:p>
          </table:table-cell>
          <table:table-cell table:formula="of:=1024*[.$K$5]/[.A108]-[.$K$5]" office:value-type="float" office:value="64.6425073457394">
            <text:p>64,6425073457</text:p>
          </table:table-cell>
          <table:table-cell/>
          <table:table-cell table:formula="of:=[.B108]/[.$K$6]" office:value-type="float" office:value="0.00154784156659578">
            <text:p>0,00</text:p>
          </table:table-cell>
          <table:table-cell table:formula="of:=[.$K$7]*POWER([.B108]/[.$K$6];[.$K$8])" office:value-type="float" office:value="7054260906.63289">
            <text:p>7054260906,63289</text:p>
          </table:table-cell>
          <table:table-cell table:number-columns-repeated="101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it" number:country="IT">
      <number:number number:min-integer-digits="1"/>
    </number:number-style>
    <number:number-style style:name="N5104P0" style:volatile="true" number:language="it" number:country="IT">
      <number:text>€ </number:text>
      <number:number number:decimal-places="0" number:min-integer-digits="1" number:grouping="true"/>
    </number:number-style>
    <number:number-style style:name="N5104" number:language="it" number:country="IT">
      <number:text>-€ </number:text>
      <number:number number:decimal-places="0" number:min-integer-digits="1" number:grouping="true"/>
      <style:map style:condition="value()&gt;=0" style:apply-style-name="N5104P0"/>
    </number:number-style>
    <number:number-style style:name="N5105P0" style:volatile="true" number:language="it" number:country="IT">
      <number:text>€ </number:text>
      <number:number number:decimal-places="0" number:min-integer-digits="1" number:grouping="true"/>
    </number:number-style>
    <number:number-style style:name="N5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05P0"/>
    </number:number-style>
    <number:number-style style:name="N5107P0" style:volatile="true" number:language="it" number:country="IT">
      <number:text>€ </number:text>
      <number:number number:decimal-places="2" number:min-integer-digits="1" number:grouping="true"/>
    </number:number-style>
    <number:number-style style:name="N5107" number:language="it" number:country="IT">
      <number:text>-€ </number:text>
      <number:number number:decimal-places="2" number:min-integer-digits="1" number:grouping="true"/>
      <style:map style:condition="value()&gt;=0" style:apply-style-name="N5107P0"/>
    </number:number-style>
    <number:number-style style:name="N5108P0" style:volatile="true" number:language="it" number:country="IT">
      <number:text>€ </number:text>
      <number:number number:decimal-places="2" number:min-integer-digits="1" number:grouping="true"/>
    </number:number-style>
    <number:number-style style:name="N5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08P0"/>
    </number:number-style>
    <number:date-style style:name="N5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10" number:language="it" number:country="IT">
      <number:day number:style="long"/>
      <number:text>-</number:text>
      <number:month number:textual="true"/>
    </number:date-style>
    <number:date-style style:name="N5111" number:language="it" number:country="IT">
      <number:month number:textual="true"/>
      <number:text>-</number:text>
      <number:year/>
    </number:date-style>
    <number:time-style style:name="N5112" number:language="it" number:country="IT">
      <number:hours/>
      <number:text>.</number:text>
      <number:minutes number:style="long"/>
      <number:text> </number:text>
      <number:am-pm/>
    </number:time-style>
    <number:time-style style:name="N5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14" number:language="it" number:country="IT">
      <number:hours/>
      <number:text>.</number:text>
      <number:minutes number:style="long"/>
    </number:time-style>
    <number:time-style style:name="N5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7P0" style:volatile="true" number:language="it" number:country="IT">
      <number:number number:decimal-places="0" number:min-integer-digits="1" number:grouping="true"/>
    </number:number-style>
    <number:number-style style:name="N5117" number:language="it" number:country="IT"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it" number:country="IT">
      <number:number number:decimal-places="0" number:min-integer-digits="1" number:grouping="true"/>
    </number:number-style>
    <number:number-style style:name="N5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it" number:country="IT">
      <number:number number:decimal-places="2" number:min-integer-digits="1" number:grouping="true"/>
    </number:number-style>
    <number:number-style style:name="N5119" number:language="it" number:country="IT"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it" number:country="IT">
      <number:number number:decimal-places="2" number:min-integer-digits="1" number:grouping="true"/>
    </number:number-style>
    <number:number-style style:name="N5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4P0" style:volatile="true" number:language="it" number:country="IT">
      <number:number number:decimal-places="0" number:min-integer-digits="1" number:grouping="true"/>
      <number:text> </number:text>
    </number:number-style>
    <number:number-style style:name="N5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5124P2" style:volatile="true" number:language="it" number:country="IT">
      <number:text> - </number:text>
    </number:number-style>
    <number:text-style style:name="N5124" number:language="it" number:country="IT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5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5128P2" style:volatile="true" number:language="it" number:country="IT">
      <number:text> € - </number:text>
    </number:number-style>
    <number:text-style style:name="N5128" number:language="it" number:country="IT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it" number:country="IT">
      <number:number number:decimal-places="2" number:min-integer-digits="1" number:grouping="true"/>
      <number:text> </number:text>
    </number:number-style>
    <number:number-style style:name="N5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5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5132" number:language="it" number:country="IT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5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5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5136" number:language="it" number:country="IT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it" number:country="IT">
      <number:minutes number:style="long"/>
      <number:text>.</number:text>
      <number:seconds number:style="long"/>
    </number:time-style>
    <number:time-style style:name="N5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5139" number:language="it" number:country="IT">
      <number:minutes number:style="long"/>
      <number:text>.</number:text>
      <number:seconds number:style="long" number:decimal-places="1"/>
    </number:time-style>
    <number:number-style style:name="N5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11/05/2013</text:date>, <text:time>14.30.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5-11T14:30:29.30</dc:date>
    <dc:creator>hozone </dc:creator>
    <meta:editing-duration>PT8M47S</meta:editing-duration>
    <meta:editing-cycles>1</meta:editing-cycles>
    <meta:document-statistic meta:table-count="3" meta:cell-count="436" meta:object-count="0"/>
  </office:meta>
</office:document-meta>
</file>